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0a5572" officeooo:paragraph-rsid="000a5572"/>
    </style:style>
    <style:style style:name="P2" style:family="paragraph" style:parent-style-name="Text_20_body">
      <style:text-properties fo:font-weight="normal" officeooo:rsid="007e56aa" officeooo:paragraph-rsid="007e56aa" style:font-weight-asian="normal" style:font-weight-complex="normal"/>
    </style:style>
    <style:style style:name="P3" style:family="paragraph" style:parent-style-name="Title" style:master-page-name="First_20_Page">
      <style:paragraph-properties style:page-number="auto"/>
    </style:style>
    <style:style style:name="P4" style:family="paragraph" style:parent-style-name="Heading_20_1">
      <style:paragraph-properties fo:break-before="page"/>
      <style:text-properties officeooo:rsid="000cc708" officeooo:paragraph-rsid="000cc708"/>
    </style:style>
    <style:style style:name="P5" style:family="paragraph" style:parent-style-name="Text_20_body" style:list-style-name="List_20_4">
      <style:text-properties fo:font-weight="bold" officeooo:rsid="000cc708" officeooo:paragraph-rsid="000cc708" style:font-weight-asian="bold" style:font-weight-complex="bold"/>
    </style:style>
    <style:style style:name="P6" style:family="paragraph" style:parent-style-name="Text_20_body" style:list-style-name="List_20_4">
      <style:text-properties fo:font-weight="bold" officeooo:rsid="000e98b6" officeooo:paragraph-rsid="000e98b6" style:font-weight-asian="bold" style:font-weight-complex="bold"/>
    </style:style>
    <style:style style:name="P7" style:family="paragraph" style:parent-style-name="Text_20_body" style:list-style-name="List_20_4">
      <style:text-properties fo:font-weight="bold" officeooo:rsid="00166f5a" officeooo:paragraph-rsid="00166f5a" style:font-weight-asian="bold" style:font-weight-complex="bold"/>
    </style:style>
    <style:style style:name="P8" style:family="paragraph" style:parent-style-name="Text_20_body" style:list-style-name="List_20_4">
      <style:text-properties fo:font-weight="bold" officeooo:rsid="001b4e1d" officeooo:paragraph-rsid="001b4e1d" style:font-weight-asian="bold" style:font-weight-complex="bold"/>
    </style:style>
    <style:style style:name="P9" style:family="paragraph" style:parent-style-name="Text_20_body" style:list-style-name="List_20_4">
      <style:text-properties fo:font-weight="bold" officeooo:rsid="001b4e1d" officeooo:paragraph-rsid="0025da3f" style:font-weight-asian="bold" style:font-weight-complex="bold"/>
    </style:style>
    <style:style style:name="P10" style:family="paragraph" style:parent-style-name="Text_20_body" style:list-style-name="List_20_4">
      <style:text-properties fo:font-weight="bold" officeooo:rsid="001b4e1d" officeooo:paragraph-rsid="0028c1be" style:font-weight-asian="bold" style:font-weight-complex="bold"/>
    </style:style>
    <style:style style:name="P11" style:family="paragraph" style:parent-style-name="Text_20_body" style:list-style-name="List_20_4">
      <style:text-properties fo:font-weight="bold" officeooo:rsid="001b4e1d" officeooo:paragraph-rsid="002aa2ee" style:font-weight-asian="bold" style:font-weight-complex="bold"/>
    </style:style>
    <style:style style:name="P12" style:family="paragraph" style:parent-style-name="Text_20_body" style:list-style-name="List_20_4">
      <style:text-properties fo:font-weight="bold" officeooo:rsid="001b4e1d" officeooo:paragraph-rsid="0035ab62" style:font-weight-asian="bold" style:font-weight-complex="bold"/>
    </style:style>
    <style:style style:name="P13" style:family="paragraph" style:parent-style-name="Text_20_body" style:list-style-name="List_20_4">
      <style:text-properties fo:font-weight="bold" officeooo:rsid="001b4e1d" officeooo:paragraph-rsid="003a2ff2" style:font-weight-asian="bold" style:font-weight-complex="bold"/>
    </style:style>
    <style:style style:name="P14" style:family="paragraph" style:parent-style-name="Text_20_body" style:list-style-name="List_20_4">
      <style:text-properties fo:font-weight="bold" officeooo:rsid="001b4e1d" officeooo:paragraph-rsid="003d5b5f" style:font-weight-asian="bold" style:font-weight-complex="bold"/>
    </style:style>
    <style:style style:name="P15" style:family="paragraph" style:parent-style-name="Text_20_body" style:list-style-name="List_20_4">
      <style:text-properties fo:font-weight="bold" officeooo:rsid="001b4e1d" officeooo:paragraph-rsid="003fed2c" style:font-weight-asian="bold" style:font-weight-complex="bold"/>
    </style:style>
    <style:style style:name="P16" style:family="paragraph" style:parent-style-name="Text_20_body" style:list-style-name="List_20_4">
      <style:text-properties fo:font-weight="bold" officeooo:rsid="001b4e1d" officeooo:paragraph-rsid="0041911e" style:font-weight-asian="bold" style:font-weight-complex="bold"/>
    </style:style>
    <style:style style:name="P17" style:family="paragraph" style:parent-style-name="Text_20_body" style:list-style-name="List_20_4">
      <style:text-properties fo:font-weight="bold" officeooo:rsid="001b4e1d" officeooo:paragraph-rsid="00433737" style:font-weight-asian="bold" style:font-weight-complex="bold"/>
    </style:style>
    <style:style style:name="P18" style:family="paragraph" style:parent-style-name="Text_20_body" style:list-style-name="List_20_4">
      <style:text-properties fo:font-weight="bold" officeooo:rsid="001b4e1d" officeooo:paragraph-rsid="00485c42" style:font-weight-asian="bold" style:font-weight-complex="bold"/>
    </style:style>
    <style:style style:name="P19" style:family="paragraph" style:parent-style-name="Text_20_body" style:list-style-name="List_20_4">
      <style:text-properties fo:font-weight="bold" officeooo:rsid="001b4e1d" officeooo:paragraph-rsid="004cd1f6" style:font-weight-asian="bold" style:font-weight-complex="bold"/>
    </style:style>
    <style:style style:name="P20" style:family="paragraph" style:parent-style-name="Text_20_body" style:list-style-name="List_20_4">
      <style:text-properties fo:font-weight="bold" officeooo:rsid="001b4e1d" officeooo:paragraph-rsid="00524cd2" style:font-weight-asian="bold" style:font-weight-complex="bold"/>
    </style:style>
    <style:style style:name="P21" style:family="paragraph" style:parent-style-name="Text_20_body" style:list-style-name="List_20_4">
      <style:text-properties fo:font-weight="bold" officeooo:rsid="001b4e1d" officeooo:paragraph-rsid="0056c7df" style:font-weight-asian="bold" style:font-weight-complex="bold"/>
    </style:style>
    <style:style style:name="P22" style:family="paragraph" style:parent-style-name="Text_20_body" style:list-style-name="List_20_4">
      <style:text-properties fo:font-weight="bold" officeooo:rsid="001b4e1d" officeooo:paragraph-rsid="00557398" style:font-weight-asian="bold" style:font-weight-complex="bold"/>
    </style:style>
    <style:style style:name="P23" style:family="paragraph" style:parent-style-name="Text_20_body" style:list-style-name="List_20_4">
      <style:text-properties fo:font-weight="bold" officeooo:rsid="001b4e1d" officeooo:paragraph-rsid="00577902" style:font-weight-asian="bold" style:font-weight-complex="bold"/>
    </style:style>
    <style:style style:name="P24" style:family="paragraph" style:parent-style-name="Text_20_body" style:list-style-name="List_20_4">
      <style:text-properties fo:font-weight="bold" officeooo:rsid="001b4e1d" officeooo:paragraph-rsid="0058e407" style:font-weight-asian="bold" style:font-weight-complex="bold"/>
    </style:style>
    <style:style style:name="P25" style:family="paragraph" style:parent-style-name="Text_20_body" style:list-style-name="List_20_4">
      <style:text-properties fo:font-weight="bold" officeooo:rsid="001b4e1d" officeooo:paragraph-rsid="0059cd66" style:font-weight-asian="bold" style:font-weight-complex="bold"/>
    </style:style>
    <style:style style:name="P26" style:family="paragraph" style:parent-style-name="Text_20_body" style:list-style-name="List_20_4">
      <style:text-properties fo:font-weight="bold" officeooo:rsid="001b4e1d" officeooo:paragraph-rsid="005af177" style:font-weight-asian="bold" style:font-weight-complex="bold"/>
    </style:style>
    <style:style style:name="P27" style:family="paragraph" style:parent-style-name="Text_20_body" style:list-style-name="List_20_4">
      <style:text-properties fo:font-weight="bold" officeooo:rsid="001b4e1d" officeooo:paragraph-rsid="005ca0da" style:font-weight-asian="bold" style:font-weight-complex="bold"/>
    </style:style>
    <style:style style:name="P28" style:family="paragraph" style:parent-style-name="Text_20_body" style:list-style-name="List_20_4">
      <style:text-properties fo:font-weight="bold" officeooo:rsid="001b4e1d" officeooo:paragraph-rsid="005f8ae8" style:font-weight-asian="bold" style:font-weight-complex="bold"/>
    </style:style>
    <style:style style:name="P29" style:family="paragraph" style:parent-style-name="Text_20_body" style:list-style-name="List_20_4">
      <style:text-properties fo:font-weight="bold" officeooo:rsid="001b4e1d" officeooo:paragraph-rsid="0060acbf" style:font-weight-asian="bold" style:font-weight-complex="bold"/>
    </style:style>
    <style:style style:name="P30" style:family="paragraph" style:parent-style-name="Text_20_body" style:list-style-name="List_20_4">
      <style:text-properties fo:font-weight="bold" officeooo:rsid="001b4e1d" officeooo:paragraph-rsid="00653aa0" style:font-weight-asian="bold" style:font-weight-complex="bold"/>
    </style:style>
    <style:style style:name="P31" style:family="paragraph" style:parent-style-name="Text_20_body" style:list-style-name="List_20_4">
      <style:text-properties fo:font-weight="bold" officeooo:rsid="001b4e1d" officeooo:paragraph-rsid="0067c4cd" style:font-weight-asian="bold" style:font-weight-complex="bold"/>
    </style:style>
    <style:style style:name="P32" style:family="paragraph" style:parent-style-name="Text_20_body" style:list-style-name="List_20_4">
      <style:text-properties fo:font-weight="bold" officeooo:rsid="001b4e1d" officeooo:paragraph-rsid="00685060" style:font-weight-asian="bold" style:font-weight-complex="bold"/>
    </style:style>
    <style:style style:name="P33" style:family="paragraph" style:parent-style-name="Text_20_body" style:list-style-name="List_20_4">
      <style:text-properties fo:font-weight="bold" officeooo:rsid="001b4e1d" officeooo:paragraph-rsid="006b31c7" style:font-weight-asian="bold" style:font-weight-complex="bold"/>
    </style:style>
    <style:style style:name="P34" style:family="paragraph" style:parent-style-name="Text_20_body" style:list-style-name="List_20_4">
      <style:text-properties fo:font-weight="bold" officeooo:rsid="001b4e1d" officeooo:paragraph-rsid="006d9a66" style:font-weight-asian="bold" style:font-weight-complex="bold"/>
    </style:style>
    <style:style style:name="P35" style:family="paragraph" style:parent-style-name="Text_20_body" style:list-style-name="List_20_4">
      <style:text-properties fo:font-weight="bold" officeooo:rsid="001b4e1d" officeooo:paragraph-rsid="0070a92c" style:font-weight-asian="bold" style:font-weight-complex="bold"/>
    </style:style>
    <style:style style:name="P36" style:family="paragraph" style:parent-style-name="Text_20_body" style:list-style-name="List_20_4">
      <style:text-properties fo:font-weight="bold" officeooo:rsid="001b4e1d" officeooo:paragraph-rsid="007694b3" style:font-weight-asian="bold" style:font-weight-complex="bold"/>
    </style:style>
    <style:style style:name="P37" style:family="paragraph" style:parent-style-name="Text_20_body" style:list-style-name="List_20_4">
      <style:text-properties fo:font-weight="bold" officeooo:rsid="001b4e1d" officeooo:paragraph-rsid="00774983" style:font-weight-asian="bold" style:font-weight-complex="bold"/>
    </style:style>
    <style:style style:name="P38" style:family="paragraph" style:parent-style-name="Text_20_body" style:list-style-name="List_20_4">
      <style:text-properties fo:font-weight="bold" officeooo:rsid="001b4e1d" officeooo:paragraph-rsid="007b3be4" style:font-weight-asian="bold" style:font-weight-complex="bold"/>
    </style:style>
    <style:style style:name="P39" style:family="paragraph" style:parent-style-name="Text_20_body" style:list-style-name="List_20_4">
      <style:text-properties fo:font-weight="bold" officeooo:rsid="001b4e1d" officeooo:paragraph-rsid="007e56aa" style:font-weight-asian="bold" style:font-weight-complex="bold"/>
    </style:style>
    <style:style style:name="P40" style:family="paragraph" style:parent-style-name="Text_20_body" style:list-style-name="List_20_4">
      <style:text-properties fo:font-weight="bold" officeooo:rsid="003a2ff2" officeooo:paragraph-rsid="003a2ff2" style:font-weight-asian="bold" style:font-weight-complex="bold"/>
    </style:style>
    <style:style style:name="P41" style:family="paragraph" style:parent-style-name="Text_20_body" style:list-style-name="List_20_4">
      <style:text-properties fo:font-weight="bold" officeooo:rsid="003d00a6" officeooo:paragraph-rsid="003d00a6" style:font-weight-asian="bold" style:font-weight-complex="bold"/>
    </style:style>
    <style:style style:name="P42" style:family="paragraph" style:parent-style-name="Text_20_body" style:list-style-name="List_20_4">
      <style:text-properties fo:font-weight="bold" officeooo:rsid="00653aa0" officeooo:paragraph-rsid="00653aa0" style:font-weight-asian="bold" style:font-weight-complex="bold"/>
    </style:style>
    <style:style style:name="P43" style:family="paragraph" style:parent-style-name="Text_20_body">
      <style:paragraph-properties fo:break-before="page"/>
      <style:text-properties fo:font-weight="bold" officeooo:rsid="007e56aa" officeooo:paragraph-rsid="007e56aa" style:font-weight-asian="bold" style:font-weight-complex="bold"/>
    </style:style>
    <style:style style:name="P44" style:family="paragraph" style:parent-style-name="Text_20_body" style:list-style-name="List_20_4">
      <style:text-properties officeooo:rsid="000cc708" officeooo:paragraph-rsid="000cc708"/>
    </style:style>
    <style:style style:name="P45" style:family="paragraph" style:parent-style-name="Text_20_body" style:list-style-name="List_20_4">
      <style:text-properties officeooo:rsid="000cc708" officeooo:paragraph-rsid="000e98b6"/>
    </style:style>
    <style:style style:name="P46" style:family="paragraph" style:parent-style-name="Text_20_body" style:list-style-name="List_20_4">
      <style:text-properties officeooo:rsid="000e98b6" officeooo:paragraph-rsid="000e98b6"/>
    </style:style>
    <style:style style:name="P47" style:family="paragraph" style:parent-style-name="Text_20_body" style:list-style-name="List_20_4">
      <style:text-properties officeooo:rsid="000f3ad8" officeooo:paragraph-rsid="000f3ad8"/>
    </style:style>
    <style:style style:name="P48" style:family="paragraph" style:parent-style-name="Text_20_body" style:list-style-name="List_20_4">
      <style:text-properties officeooo:rsid="00103dd6" officeooo:paragraph-rsid="001e4caa"/>
    </style:style>
    <style:style style:name="P49" style:family="paragraph" style:parent-style-name="Text_20_body" style:list-style-name="List_20_4">
      <style:text-properties officeooo:rsid="00103dd6" officeooo:paragraph-rsid="00103dd6"/>
    </style:style>
    <style:style style:name="P50" style:family="paragraph" style:parent-style-name="Text_20_body" style:list-style-name="List_20_4">
      <style:text-properties officeooo:rsid="0014829a" officeooo:paragraph-rsid="0014829a"/>
    </style:style>
    <style:style style:name="P51" style:family="paragraph" style:parent-style-name="Text_20_body" style:list-style-name="List_20_4">
      <style:text-properties officeooo:rsid="00166f5a" officeooo:paragraph-rsid="00166f5a"/>
    </style:style>
    <style:style style:name="P52" style:family="paragraph" style:parent-style-name="Text_20_body" style:list-style-name="List_20_4">
      <style:text-properties fo:color="#00a933" loext:opacity="100%" officeooo:rsid="001ed753" officeooo:paragraph-rsid="001ed753"/>
    </style:style>
    <style:style style:name="P53" style:family="paragraph" style:parent-style-name="Text_20_body" style:list-style-name="List_20_4">
      <style:text-properties fo:color="#00a933" loext:opacity="100%" officeooo:rsid="001cda26" officeooo:paragraph-rsid="001cda26"/>
    </style:style>
    <style:style style:name="P54" style:family="paragraph" style:parent-style-name="Text_20_body" style:list-style-name="List_20_4">
      <style:text-properties fo:color="#00a933" loext:opacity="100%" officeooo:rsid="0021e91c" officeooo:paragraph-rsid="0021e91c"/>
    </style:style>
    <style:style style:name="P55" style:family="paragraph" style:parent-style-name="Text_20_body" style:list-style-name="List_20_4">
      <style:text-properties fo:color="#00a933" loext:opacity="100%" officeooo:rsid="00240867" officeooo:paragraph-rsid="00240867"/>
    </style:style>
    <style:style style:name="P56" style:family="paragraph" style:parent-style-name="Text_20_body" style:list-style-name="List_20_4">
      <style:text-properties officeooo:rsid="00197e5f" officeooo:paragraph-rsid="00197e5f"/>
    </style:style>
    <style:style style:name="P57" style:family="paragraph" style:parent-style-name="Text_20_body" style:list-style-name="List_20_4">
      <style:text-properties officeooo:rsid="0018937b" officeooo:paragraph-rsid="0018937b"/>
    </style:style>
    <style:style style:name="P58" style:family="paragraph" style:parent-style-name="Text_20_body" style:list-style-name="List_20_4">
      <style:text-properties officeooo:rsid="001cda26" officeooo:paragraph-rsid="001cda26"/>
    </style:style>
    <style:style style:name="P59" style:family="paragraph" style:parent-style-name="Text_20_body" style:list-style-name="List_20_4">
      <style:text-properties style:use-window-font-color="true" loext:opacity="0%" officeooo:rsid="00240867" officeooo:paragraph-rsid="00240867"/>
    </style:style>
    <style:style style:name="P60" style:family="paragraph" style:parent-style-name="Text_20_body" style:list-style-name="List_20_4">
      <style:text-properties fo:font-weight="normal" officeooo:rsid="0025da3f" officeooo:paragraph-rsid="0025da3f" style:font-weight-asian="normal" style:font-weight-complex="normal"/>
    </style:style>
    <style:style style:name="P61" style:family="paragraph" style:parent-style-name="Text_20_body" style:list-style-name="List_20_4">
      <style:text-properties fo:font-weight="normal" officeooo:rsid="00279148" officeooo:paragraph-rsid="00279148" style:font-weight-asian="normal" style:font-weight-complex="normal"/>
    </style:style>
    <style:style style:name="P62" style:family="paragraph" style:parent-style-name="Text_20_body" style:list-style-name="List_20_4">
      <style:text-properties fo:font-weight="normal" officeooo:rsid="0027bdb8" officeooo:paragraph-rsid="0027bdb8" style:font-weight-asian="normal" style:font-weight-complex="normal"/>
    </style:style>
    <style:style style:name="P63" style:family="paragraph" style:parent-style-name="Text_20_body" style:list-style-name="List_20_4">
      <style:text-properties fo:font-weight="normal" officeooo:rsid="00290fb1" officeooo:paragraph-rsid="00290fb1" style:font-weight-asian="normal" style:font-weight-complex="normal"/>
    </style:style>
    <style:style style:name="P64" style:family="paragraph" style:parent-style-name="Text_20_body" style:list-style-name="List_20_4">
      <style:text-properties fo:font-weight="normal" officeooo:rsid="002a70c7" officeooo:paragraph-rsid="002a70c7" style:font-weight-asian="normal" style:font-weight-complex="normal"/>
    </style:style>
    <style:style style:name="P65" style:family="paragraph" style:parent-style-name="Text_20_body" style:list-style-name="List_20_4">
      <style:text-properties fo:font-weight="normal" officeooo:rsid="002aa2ee" officeooo:paragraph-rsid="002aa2ee" style:font-weight-asian="normal" style:font-weight-complex="normal"/>
    </style:style>
    <style:style style:name="P66" style:family="paragraph" style:parent-style-name="Text_20_body" style:list-style-name="List_20_4">
      <style:text-properties fo:font-weight="normal" officeooo:rsid="002b5840" officeooo:paragraph-rsid="002b5840" style:font-weight-asian="normal" style:font-weight-complex="normal"/>
    </style:style>
    <style:style style:name="P67" style:family="paragraph" style:parent-style-name="Text_20_body" style:list-style-name="List_20_4">
      <style:text-properties fo:font-weight="normal" officeooo:rsid="002c2755" officeooo:paragraph-rsid="002c2755" style:font-weight-asian="normal" style:font-weight-complex="normal"/>
    </style:style>
    <style:style style:name="P68" style:family="paragraph" style:parent-style-name="Text_20_body" style:list-style-name="List_20_4">
      <style:text-properties fo:font-weight="normal" officeooo:rsid="00349008" officeooo:paragraph-rsid="00349008" style:font-weight-asian="normal" style:font-weight-complex="normal"/>
    </style:style>
    <style:style style:name="P69" style:family="paragraph" style:parent-style-name="Text_20_body" style:list-style-name="List_20_4">
      <style:text-properties fo:font-weight="normal" officeooo:rsid="0035ab62" officeooo:paragraph-rsid="0035ab62" style:font-weight-asian="normal" style:font-weight-complex="normal"/>
    </style:style>
    <style:style style:name="P70" style:family="paragraph" style:parent-style-name="Text_20_body" style:list-style-name="List_20_4">
      <style:text-properties fo:font-weight="normal" officeooo:rsid="0037843c" officeooo:paragraph-rsid="0037843c" style:font-weight-asian="normal" style:font-weight-complex="normal"/>
    </style:style>
    <style:style style:name="P71" style:family="paragraph" style:parent-style-name="Text_20_body" style:list-style-name="List_20_4">
      <style:text-properties fo:font-weight="normal" officeooo:rsid="003a2ff2" officeooo:paragraph-rsid="003a2ff2" style:font-weight-asian="normal" style:font-weight-complex="normal"/>
    </style:style>
    <style:style style:name="P72" style:family="paragraph" style:parent-style-name="Text_20_body" style:list-style-name="List_20_4">
      <style:text-properties fo:font-weight="normal" officeooo:rsid="003d00a6" officeooo:paragraph-rsid="003d00a6" style:font-weight-asian="normal" style:font-weight-complex="normal"/>
    </style:style>
    <style:style style:name="P73" style:family="paragraph" style:parent-style-name="Text_20_body" style:list-style-name="List_20_4">
      <style:text-properties fo:font-weight="normal" officeooo:rsid="003d5b5f" officeooo:paragraph-rsid="003d5b5f" style:font-weight-asian="normal" style:font-weight-complex="normal"/>
    </style:style>
    <style:style style:name="P74" style:family="paragraph" style:parent-style-name="Text_20_body" style:list-style-name="List_20_4">
      <style:text-properties fo:font-weight="normal" officeooo:rsid="003fed2c" officeooo:paragraph-rsid="003fed2c" style:font-weight-asian="normal" style:font-weight-complex="normal"/>
    </style:style>
    <style:style style:name="P75" style:family="paragraph" style:parent-style-name="Text_20_body" style:list-style-name="List_20_4">
      <style:text-properties fo:font-weight="normal" officeooo:rsid="003fed2c" officeooo:paragraph-rsid="00415c13" style:font-weight-asian="normal" style:font-weight-complex="normal"/>
    </style:style>
    <style:style style:name="P76" style:family="paragraph" style:parent-style-name="Text_20_body" style:list-style-name="List_20_4">
      <style:text-properties fo:font-weight="normal" officeooo:rsid="0041174e" officeooo:paragraph-rsid="0041174e" style:font-weight-asian="normal" style:font-weight-complex="normal"/>
    </style:style>
    <style:style style:name="P77" style:family="paragraph" style:parent-style-name="Text_20_body" style:list-style-name="List_20_4">
      <style:text-properties fo:font-weight="normal" officeooo:rsid="0041174e" officeooo:paragraph-rsid="00415c13" style:font-weight-asian="normal" style:font-weight-complex="normal"/>
    </style:style>
    <style:style style:name="P78" style:family="paragraph" style:parent-style-name="Text_20_body" style:list-style-name="List_20_4">
      <style:text-properties fo:font-weight="normal" officeooo:rsid="0041911e" officeooo:paragraph-rsid="0041911e" style:font-weight-asian="normal" style:font-weight-complex="normal"/>
    </style:style>
    <style:style style:name="P79" style:family="paragraph" style:parent-style-name="Text_20_body" style:list-style-name="List_20_4">
      <style:text-properties fo:font-weight="normal" officeooo:rsid="00433737" officeooo:paragraph-rsid="00433737" style:font-weight-asian="normal" style:font-weight-complex="normal"/>
    </style:style>
    <style:style style:name="P80" style:family="paragraph" style:parent-style-name="Text_20_body" style:list-style-name="List_20_4">
      <style:text-properties fo:font-weight="normal" officeooo:rsid="00433737" officeooo:paragraph-rsid="00485c42" style:font-weight-asian="normal" style:font-weight-complex="normal"/>
    </style:style>
    <style:style style:name="P81" style:family="paragraph" style:parent-style-name="Text_20_body" style:list-style-name="List_20_4">
      <style:text-properties fo:font-weight="normal" officeooo:rsid="00433737" officeooo:paragraph-rsid="004d36e1" style:font-weight-asian="normal" style:font-weight-complex="normal"/>
    </style:style>
    <style:style style:name="P82" style:family="paragraph" style:parent-style-name="Text_20_body" style:list-style-name="List_20_4">
      <style:text-properties fo:font-weight="normal" officeooo:rsid="00433737" officeooo:paragraph-rsid="004da108" style:font-weight-asian="normal" style:font-weight-complex="normal"/>
    </style:style>
    <style:style style:name="P83" style:family="paragraph" style:parent-style-name="Text_20_body" style:list-style-name="List_20_4">
      <style:text-properties fo:font-weight="normal" officeooo:rsid="00433737" officeooo:paragraph-rsid="00524cd2" style:font-weight-asian="normal" style:font-weight-complex="normal"/>
    </style:style>
    <style:style style:name="P84" style:family="paragraph" style:parent-style-name="Text_20_body" style:list-style-name="List_20_4">
      <style:text-properties fo:font-weight="normal" officeooo:rsid="0046a85c" officeooo:paragraph-rsid="0046a85c" style:font-weight-asian="normal" style:font-weight-complex="normal"/>
    </style:style>
    <style:style style:name="P85" style:family="paragraph" style:parent-style-name="Text_20_body" style:list-style-name="List_20_4">
      <style:text-properties fo:font-weight="normal" officeooo:rsid="0046a85c" officeooo:paragraph-rsid="00485c42" style:font-weight-asian="normal" style:font-weight-complex="normal"/>
    </style:style>
    <style:style style:name="P86" style:family="paragraph" style:parent-style-name="Text_20_body" style:list-style-name="List_20_4">
      <style:text-properties fo:font-weight="normal" officeooo:rsid="0046a85c" officeooo:paragraph-rsid="004cd1f6" style:font-weight-asian="normal" style:font-weight-complex="normal"/>
    </style:style>
    <style:style style:name="P87" style:family="paragraph" style:parent-style-name="Text_20_body" style:list-style-name="List_20_4">
      <style:text-properties fo:font-weight="normal" officeooo:rsid="001b4e1d" officeooo:paragraph-rsid="00488366" style:font-weight-asian="normal" style:font-weight-complex="normal"/>
    </style:style>
    <style:style style:name="P88" style:family="paragraph" style:parent-style-name="Text_20_body" style:list-style-name="List_20_4">
      <style:text-properties fo:font-weight="normal" officeooo:rsid="004f432f" officeooo:paragraph-rsid="004f432f" style:font-weight-asian="normal" style:font-weight-complex="normal"/>
    </style:style>
    <style:style style:name="P89" style:family="paragraph" style:parent-style-name="Text_20_body" style:list-style-name="List_20_4">
      <style:text-properties fo:font-weight="normal" officeooo:rsid="004da108" officeooo:paragraph-rsid="004da108" style:font-weight-asian="normal" style:font-weight-complex="normal"/>
    </style:style>
    <style:style style:name="P90" style:family="paragraph" style:parent-style-name="Text_20_body" style:list-style-name="List_20_4">
      <style:text-properties fo:font-weight="normal" officeooo:rsid="004da108" officeooo:paragraph-rsid="00524cd2" style:font-weight-asian="normal" style:font-weight-complex="normal"/>
    </style:style>
    <style:style style:name="P91" style:family="paragraph" style:parent-style-name="Text_20_body" style:list-style-name="List_20_4">
      <style:text-properties fo:font-weight="normal" officeooo:rsid="00524cd2" officeooo:paragraph-rsid="00524cd2" style:font-weight-asian="normal" style:font-weight-complex="normal"/>
    </style:style>
    <style:style style:name="P92" style:family="paragraph" style:parent-style-name="Text_20_body" style:list-style-name="List_20_4">
      <style:text-properties fo:font-weight="normal" officeooo:rsid="0056c7df" officeooo:paragraph-rsid="0056c7df" style:font-weight-asian="normal" style:font-weight-complex="normal"/>
    </style:style>
    <style:style style:name="P93" style:family="paragraph" style:parent-style-name="Text_20_body" style:list-style-name="List_20_4">
      <style:text-properties fo:font-weight="normal" officeooo:rsid="00557398" officeooo:paragraph-rsid="00557398" style:font-weight-asian="normal" style:font-weight-complex="normal"/>
    </style:style>
    <style:style style:name="P94" style:family="paragraph" style:parent-style-name="Text_20_body" style:list-style-name="List_20_4">
      <style:text-properties fo:font-weight="normal" officeooo:rsid="00577902" officeooo:paragraph-rsid="00577902" style:font-weight-asian="normal" style:font-weight-complex="normal"/>
    </style:style>
    <style:style style:name="P95" style:family="paragraph" style:parent-style-name="Text_20_body" style:list-style-name="List_20_4">
      <style:text-properties fo:font-weight="normal" officeooo:rsid="0058e407" officeooo:paragraph-rsid="0058e407" style:font-weight-asian="normal" style:font-weight-complex="normal"/>
    </style:style>
    <style:style style:name="P96" style:family="paragraph" style:parent-style-name="Text_20_body" style:list-style-name="List_20_4">
      <style:text-properties fo:font-weight="normal" officeooo:rsid="0059cd66" officeooo:paragraph-rsid="0059cd66" style:font-weight-asian="normal" style:font-weight-complex="normal"/>
    </style:style>
    <style:style style:name="P97" style:family="paragraph" style:parent-style-name="Text_20_body" style:list-style-name="List_20_4">
      <style:text-properties fo:font-weight="normal" officeooo:rsid="005af177" officeooo:paragraph-rsid="005af177" style:font-weight-asian="normal" style:font-weight-complex="normal"/>
    </style:style>
    <style:style style:name="P98" style:family="paragraph" style:parent-style-name="Text_20_body" style:list-style-name="List_20_4">
      <style:text-properties fo:font-weight="normal" officeooo:rsid="005ca0da" officeooo:paragraph-rsid="005ca0da" style:font-weight-asian="normal" style:font-weight-complex="normal"/>
    </style:style>
    <style:style style:name="P99" style:family="paragraph" style:parent-style-name="Text_20_body" style:list-style-name="List_20_4">
      <style:text-properties fo:font-weight="normal" officeooo:rsid="005ee5da" officeooo:paragraph-rsid="005ee5da" style:font-weight-asian="normal" style:font-weight-complex="normal"/>
    </style:style>
    <style:style style:name="P100" style:family="paragraph" style:parent-style-name="Text_20_body" style:list-style-name="List_20_4">
      <style:text-properties fo:font-weight="normal" officeooo:rsid="005f8ae8" officeooo:paragraph-rsid="005f8ae8" style:font-weight-asian="normal" style:font-weight-complex="normal"/>
    </style:style>
    <style:style style:name="P101" style:family="paragraph" style:parent-style-name="Text_20_body" style:list-style-name="List_20_4">
      <style:text-properties fo:font-weight="normal" officeooo:rsid="0060acbf" officeooo:paragraph-rsid="0060acbf" style:font-weight-asian="normal" style:font-weight-complex="normal"/>
    </style:style>
    <style:style style:name="P102" style:family="paragraph" style:parent-style-name="Text_20_body" style:list-style-name="List_20_4">
      <style:text-properties fo:font-weight="normal" officeooo:rsid="00624c2e" officeooo:paragraph-rsid="00624c2e" style:font-weight-asian="normal" style:font-weight-complex="normal"/>
    </style:style>
    <style:style style:name="P103" style:family="paragraph" style:parent-style-name="Text_20_body" style:list-style-name="List_20_4">
      <style:text-properties fo:font-weight="normal" officeooo:rsid="0067c4cd" officeooo:paragraph-rsid="0067c4cd" style:font-weight-asian="normal" style:font-weight-complex="normal"/>
    </style:style>
    <style:style style:name="P104" style:family="paragraph" style:parent-style-name="Text_20_body" style:list-style-name="List_20_4">
      <style:text-properties fo:font-weight="normal" officeooo:rsid="00685060" officeooo:paragraph-rsid="00685060" style:font-weight-asian="normal" style:font-weight-complex="normal"/>
    </style:style>
    <style:style style:name="P105" style:family="paragraph" style:parent-style-name="Text_20_body" style:list-style-name="List_20_4">
      <style:text-properties fo:font-weight="normal" officeooo:rsid="006c7405" officeooo:paragraph-rsid="006c7405" style:font-weight-asian="normal" style:font-weight-complex="normal"/>
    </style:style>
    <style:style style:name="P106" style:family="paragraph" style:parent-style-name="Text_20_body" style:list-style-name="List_20_4">
      <style:text-properties fo:font-weight="normal" officeooo:rsid="006d9a66" officeooo:paragraph-rsid="006d9a66" style:font-weight-asian="normal" style:font-weight-complex="normal"/>
    </style:style>
    <style:style style:name="P107" style:family="paragraph" style:parent-style-name="Text_20_body" style:list-style-name="List_20_4">
      <style:text-properties fo:font-weight="normal" officeooo:rsid="006ec752" officeooo:paragraph-rsid="006ec752" style:font-weight-asian="normal" style:font-weight-complex="normal"/>
    </style:style>
    <style:style style:name="P108" style:family="paragraph" style:parent-style-name="Text_20_body" style:list-style-name="List_20_4">
      <style:text-properties fo:font-weight="normal" officeooo:rsid="0070a92c" officeooo:paragraph-rsid="0070a92c" style:font-weight-asian="normal" style:font-weight-complex="normal"/>
    </style:style>
    <style:style style:name="P109" style:family="paragraph" style:parent-style-name="Text_20_body" style:list-style-name="List_20_4">
      <style:text-properties fo:font-weight="normal" officeooo:rsid="00738213" officeooo:paragraph-rsid="00738213" style:font-weight-asian="normal" style:font-weight-complex="normal"/>
    </style:style>
    <style:style style:name="P110" style:family="paragraph" style:parent-style-name="Text_20_body" style:list-style-name="List_20_4">
      <style:text-properties fo:font-weight="normal" officeooo:rsid="0073ed6c" officeooo:paragraph-rsid="0073ed6c" style:font-weight-asian="normal" style:font-weight-complex="normal"/>
    </style:style>
    <style:style style:name="P111" style:family="paragraph" style:parent-style-name="Text_20_body" style:list-style-name="List_20_4">
      <style:text-properties fo:font-weight="normal" officeooo:rsid="00750ad1" officeooo:paragraph-rsid="00750ad1" style:font-weight-asian="normal" style:font-weight-complex="normal"/>
    </style:style>
    <style:style style:name="P112" style:family="paragraph" style:parent-style-name="Text_20_body" style:list-style-name="List_20_4">
      <style:text-properties fo:font-weight="normal" officeooo:rsid="007694b3" officeooo:paragraph-rsid="007694b3" style:font-weight-asian="normal" style:font-weight-complex="normal"/>
    </style:style>
    <style:style style:name="P113" style:family="paragraph" style:parent-style-name="Text_20_body" style:list-style-name="List_20_4">
      <style:text-properties fo:font-weight="normal" officeooo:rsid="00774983" officeooo:paragraph-rsid="00774983" style:font-weight-asian="normal" style:font-weight-complex="normal"/>
    </style:style>
    <style:style style:name="P114" style:family="paragraph" style:parent-style-name="Text_20_body" style:list-style-name="List_20_4">
      <style:text-properties fo:font-weight="normal" officeooo:rsid="007a8ef0" officeooo:paragraph-rsid="007a8ef0" style:font-weight-asian="normal" style:font-weight-complex="normal"/>
    </style:style>
    <style:style style:name="P115" style:family="paragraph" style:parent-style-name="Text_20_body" style:list-style-name="List_20_4">
      <style:text-properties fo:font-weight="normal" officeooo:rsid="007b3be4" officeooo:paragraph-rsid="007b3be4" style:font-weight-asian="normal" style:font-weight-complex="normal"/>
    </style:style>
    <style:style style:name="P116" style:family="paragraph" style:parent-style-name="Text_20_body" style:list-style-name="List_20_4">
      <style:text-properties fo:font-weight="normal" officeooo:rsid="007ce2d1" officeooo:paragraph-rsid="007ce2d1" style:font-weight-asian="normal" style:font-weight-complex="normal"/>
    </style:style>
    <style:style style:name="P117" style:family="paragraph" style:parent-style-name="Text_20_body" style:list-style-name="List_20_4">
      <style:text-properties fo:font-weight="normal" officeooo:rsid="007e56aa" officeooo:paragraph-rsid="007e56aa" style:font-weight-asian="normal" style:font-weight-complex="normal"/>
    </style:style>
    <style:style style:name="P118" style:family="paragraph" style:parent-style-name="Text_20_body" style:list-style-name="L1">
      <style:text-properties fo:font-weight="normal" officeooo:rsid="007e56aa" officeooo:paragraph-rsid="007e56aa" style:font-weight-asian="normal" style:font-weight-complex="normal"/>
    </style:style>
    <style:style style:name="P119" style:family="paragraph" style:parent-style-name="Text_20_body" style:list-style-name="List_20_4">
      <style:text-properties fo:font-weight="normal" officeooo:rsid="00801831" officeooo:paragraph-rsid="00801831" style:font-weight-asian="normal" style:font-weight-complex="normal"/>
    </style:style>
    <style:style style:name="P120" style:family="paragraph" style:parent-style-name="Text_20_body" style:list-style-name="List_20_4">
      <style:text-properties fo:font-weight="normal" officeooo:rsid="008118f7" officeooo:paragraph-rsid="008118f7" style:font-weight-asian="normal" style:font-weight-complex="normal"/>
    </style:style>
    <style:style style:name="P121" style:family="paragraph" style:parent-style-name="Text_20_body" style:list-style-name="List_20_4">
      <style:text-properties fo:color="#ff0000" loext:opacity="100%" fo:font-weight="bold" officeooo:rsid="001b4e1d" officeooo:paragraph-rsid="00488366" style:font-weight-asian="bold" style:font-weight-complex="bold"/>
    </style:style>
    <style:style style:name="P122" style:family="paragraph" style:parent-style-name="Text_20_body" style:list-style-name="List_20_4">
      <style:text-properties fo:color="#c9211e" loext:opacity="100%" fo:font-weight="bold" officeooo:rsid="0059cd66" officeooo:paragraph-rsid="0059cd66" style:font-weight-asian="bold" style:font-weight-complex="bold"/>
    </style:style>
    <style:style style:name="P123" style:family="paragraph" style:parent-style-name="Text_20_body" style:list-style-name="List_20_4">
      <style:text-properties style:text-underline-style="none" fo:font-weight="normal" officeooo:rsid="0060acbf" officeooo:paragraph-rsid="0060acbf" style:font-weight-asian="normal" style:font-weight-complex="normal"/>
    </style:style>
    <style:style style:name="P124" style:family="paragraph" style:parent-style-name="Text_20_body" style:list-style-name="List_20_4">
      <style:text-properties style:text-underline-style="none" fo:font-weight="normal" officeooo:rsid="00653aa0" officeooo:paragraph-rsid="00653aa0" style:font-weight-asian="normal" style:font-weight-complex="normal"/>
    </style:style>
    <style:style style:name="P125" style:family="paragraph" style:parent-style-name="Text_20_body" style:list-style-name="List_20_4">
      <style:text-properties style:text-underline-style="none" fo:font-weight="normal" officeooo:rsid="0065e72d" officeooo:paragraph-rsid="0065e72d" style:font-weight-asian="normal" style:font-weight-complex="normal"/>
    </style:style>
    <style:style style:name="T1" style:family="text">
      <style:text-properties officeooo:rsid="000e98b6"/>
    </style:style>
    <style:style style:name="T2" style:family="text">
      <style:text-properties officeooo:rsid="0011b473"/>
    </style:style>
    <style:style style:name="T3" style:family="text">
      <style:text-properties officeooo:rsid="0012c42b"/>
    </style:style>
    <style:style style:name="T4" style:family="text">
      <style:text-properties officeooo:rsid="001600c6"/>
    </style:style>
    <style:style style:name="T5" style:family="text">
      <style:text-properties officeooo:rsid="0017ba05"/>
    </style:style>
    <style:style style:name="T6" style:family="text">
      <style:text-properties fo:color="#00a933" loext:opacity="100%"/>
    </style:style>
    <style:style style:name="T7" style:family="text">
      <style:text-properties fo:color="#00a933" loext:opacity="100%" officeooo:rsid="001ed753"/>
    </style:style>
    <style:style style:name="T8" style:family="text">
      <style:text-properties fo:color="#00a933" loext:opacity="100%" officeooo:rsid="002c2755"/>
    </style:style>
    <style:style style:name="T9" style:family="text">
      <style:text-properties fo:color="#00a933" loext:opacity="100%" officeooo:rsid="003b7c92"/>
    </style:style>
    <style:style style:name="T10" style:family="text">
      <style:text-properties fo:color="#00a933" loext:opacity="100%" officeooo:rsid="00415c13"/>
    </style:style>
    <style:style style:name="T11" style:family="text">
      <style:text-properties fo:color="#00a933" loext:opacity="100%" officeooo:rsid="0044d2b8"/>
    </style:style>
    <style:style style:name="T12" style:family="text">
      <style:text-properties fo:color="#00a933" loext:opacity="100%" officeooo:rsid="0046a85c"/>
    </style:style>
    <style:style style:name="T13" style:family="text">
      <style:text-properties fo:color="#00a933" loext:opacity="100%" officeooo:rsid="00485c42"/>
    </style:style>
    <style:style style:name="T14" style:family="text">
      <style:text-properties fo:color="#00a933" loext:opacity="100%" officeooo:rsid="004d36e1"/>
    </style:style>
    <style:style style:name="T15" style:family="text">
      <style:text-properties fo:color="#00a933" loext:opacity="100%" officeooo:rsid="00524cd2"/>
    </style:style>
    <style:style style:name="T16" style:family="text">
      <style:text-properties fo:font-style="italic" officeooo:rsid="0011b473" style:font-style-asian="italic" style:font-style-complex="italic"/>
    </style:style>
    <style:style style:name="T17" style:family="text">
      <style:text-properties officeooo:rsid="001ed753"/>
    </style:style>
    <style:style style:name="T18" style:family="text">
      <style:text-properties officeooo:rsid="00240867"/>
    </style:style>
    <style:style style:name="T19" style:family="text">
      <style:text-properties officeooo:rsid="0025da3f"/>
    </style:style>
    <style:style style:name="T20" style:family="text">
      <style:text-properties officeooo:rsid="00282713"/>
    </style:style>
    <style:style style:name="T21" style:family="text">
      <style:text-properties officeooo:rsid="0028c1be"/>
    </style:style>
    <style:style style:name="T22" style:family="text">
      <style:text-properties officeooo:rsid="002aa2ee"/>
    </style:style>
    <style:style style:name="T23" style:family="text">
      <style:text-properties officeooo:rsid="00379b19"/>
    </style:style>
    <style:style style:name="T24" style:family="text">
      <style:text-properties officeooo:rsid="0038cfe2"/>
    </style:style>
    <style:style style:name="T25" style:family="text">
      <style:text-properties officeooo:rsid="003a2ff2"/>
    </style:style>
    <style:style style:name="T26" style:family="text">
      <style:text-properties fo:font-weight="normal" style:font-weight-asian="normal" style:font-weight-complex="normal"/>
    </style:style>
    <style:style style:name="T27" style:family="text">
      <style:text-properties fo:font-weight="normal" officeooo:rsid="003a8e9f" style:font-weight-asian="normal" style:font-weight-complex="normal"/>
    </style:style>
    <style:style style:name="T28" style:family="text">
      <style:text-properties fo:font-weight="normal" officeooo:rsid="003b7c92" style:font-weight-asian="normal" style:font-weight-complex="normal"/>
    </style:style>
    <style:style style:name="T29" style:family="text">
      <style:text-properties officeooo:rsid="003f1b0d"/>
    </style:style>
    <style:style style:name="T30" style:family="text">
      <style:text-properties officeooo:rsid="003fed2c"/>
    </style:style>
    <style:style style:name="T31" style:family="text">
      <style:text-properties officeooo:rsid="00415c13"/>
    </style:style>
    <style:style style:name="T32" style:family="text">
      <style:text-properties style:text-underline-style="none"/>
    </style:style>
    <style:style style:name="T33" style:family="text">
      <style:text-properties style:text-underline-style="none" fo:font-weight="normal" style:font-weight-asian="normal" style:font-weight-complex="normal"/>
    </style:style>
    <style:style style:name="T34" style:family="text">
      <style:text-properties style:text-underline-style="none" fo:font-weight="normal" officeooo:rsid="005a45ff" style:font-weight-asian="normal" style:font-weight-complex="normal"/>
    </style:style>
    <style:style style:name="T35" style:family="text">
      <style:text-properties style:text-underline-style="none" officeooo:rsid="005a45ff"/>
    </style:style>
    <style:style style:name="T36" style:family="text">
      <style:text-properties style:text-underline-style="none" officeooo:rsid="0058e407"/>
    </style:style>
    <style:style style:name="T37" style:family="text">
      <style:text-properties style:text-underline-style="none" officeooo:rsid="005af177"/>
    </style:style>
    <style:style style:name="T38" style:family="text">
      <style:text-properties style:text-underline-style="none" officeooo:rsid="005ca0da"/>
    </style:style>
    <style:style style:name="T39" style:family="text">
      <style:text-properties style:text-underline-style="none" officeooo:rsid="005f8ae8"/>
    </style:style>
    <style:style style:name="T40" style:family="text">
      <style:text-properties style:text-underline-style="none" officeooo:rsid="0060acbf"/>
    </style:style>
    <style:style style:name="T41" style:family="text">
      <style:text-properties style:text-underline-style="none" officeooo:rsid="006389c7"/>
    </style:style>
    <style:style style:name="T42" style:family="text">
      <style:text-properties style:text-underline-style="none" officeooo:rsid="00653aa0"/>
    </style:style>
    <style:style style:name="T43" style:family="text">
      <style:text-properties officeooo:rsid="0041911e"/>
    </style:style>
    <style:style style:name="T44" style:family="text">
      <style:text-properties officeooo:rsid="00433737"/>
    </style:style>
    <style:style style:name="T45" style:family="text">
      <style:text-properties officeooo:rsid="0044d2b8"/>
    </style:style>
    <style:style style:name="T46" style:family="text">
      <style:text-properties officeooo:rsid="0046a85c"/>
    </style:style>
    <style:style style:name="T47" style:family="text">
      <style:text-properties officeooo:rsid="00485c42"/>
    </style:style>
    <style:style style:name="T48" style:family="text">
      <style:text-properties officeooo:rsid="00488366"/>
    </style:style>
    <style:style style:name="T49" style:family="text">
      <style:text-properties officeooo:rsid="004b5fd3"/>
    </style:style>
    <style:style style:name="T50" style:family="text">
      <style:text-properties officeooo:rsid="004cd1f6"/>
    </style:style>
    <style:style style:name="T51" style:family="text">
      <style:text-properties officeooo:rsid="004d36e1"/>
    </style:style>
    <style:style style:name="T52" style:family="text">
      <style:text-properties officeooo:rsid="004da108"/>
    </style:style>
    <style:style style:name="T53" style:family="text">
      <style:text-properties fo:color="#c9211e" loext:opacity="100%"/>
    </style:style>
    <style:style style:name="T54" style:family="text">
      <style:text-properties fo:color="#c9211e" loext:opacity="100%" officeooo:rsid="0067bb1c"/>
    </style:style>
    <style:style style:name="T55" style:family="text">
      <style:text-properties officeooo:rsid="00524cd2"/>
    </style:style>
    <style:style style:name="T56" style:family="text">
      <style:text-properties officeooo:rsid="00557398"/>
    </style:style>
    <style:style style:name="T57" style:family="text">
      <style:text-properties officeooo:rsid="0056c7df"/>
    </style:style>
    <style:style style:name="T58" style:family="text">
      <style:text-properties officeooo:rsid="00577902"/>
    </style:style>
    <style:style style:name="T59" style:family="text">
      <style:text-properties officeooo:rsid="00587729"/>
    </style:style>
    <style:style style:name="T60" style:family="text">
      <style:text-properties officeooo:rsid="0058e407"/>
    </style:style>
    <style:style style:name="T61" style:family="text">
      <style:text-properties officeooo:rsid="005a45ff"/>
    </style:style>
    <style:style style:name="T62" style:family="text">
      <style:text-properties officeooo:rsid="0067c4cd"/>
    </style:style>
    <style:style style:name="T63" style:family="text">
      <style:text-properties officeooo:rsid="0060acbf"/>
    </style:style>
    <style:style style:name="T64" style:family="text">
      <style:text-properties officeooo:rsid="00685060"/>
    </style:style>
    <style:style style:name="T65" style:family="text">
      <style:text-properties officeooo:rsid="006b31c7"/>
    </style:style>
    <style:style style:name="T66" style:family="text">
      <style:text-properties officeooo:rsid="006d9a66"/>
    </style:style>
    <style:style style:name="T67" style:family="text">
      <style:text-properties officeooo:rsid="006f5905"/>
    </style:style>
    <style:style style:name="T68" style:family="text">
      <style:text-properties officeooo:rsid="0070a92c"/>
    </style:style>
    <style:style style:name="T69" style:family="text">
      <style:text-properties officeooo:rsid="007694b3"/>
    </style:style>
    <style:style style:name="T70" style:family="text">
      <style:text-properties officeooo:rsid="00774983"/>
    </style:style>
    <style:style style:name="T71" style:family="text">
      <style:text-properties officeooo:rsid="007a8ef0"/>
    </style:style>
    <style:style style:name="T72" style:family="text">
      <style:text-properties style:use-window-font-color="true" loext:opacity="0%"/>
    </style:style>
    <style:style style:name="T73" style:family="text">
      <style:text-properties officeooo:rsid="007b1aa3"/>
    </style:style>
    <style:style style:name="T74" style:family="text">
      <style:text-properties officeooo:rsid="007b3be4"/>
    </style:style>
    <style:style style:name="T75" style:family="text">
      <style:text-properties officeooo:rsid="007e56aa"/>
    </style:style>
    <style:style style:name="T76" style:family="text">
      <style:text-properties style:text-underline-style="solid" style:text-underline-width="auto" style:text-underline-color="font-color"/>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ceso de Elaboración</text:p>
      <text:h text:style-name="P4" text:outline-level="1">Temporalización:</text:h>
      <text:list xml:id="list4139190368" text:style-name="List_20_4">
        <text:list-item>
          <text:p text:style-name="P5">Día 1: <text:span text:style-name="T1">01</text:span>/<text:span text:style-name="T1">10</text:span>/20<text:span text:style-name="T1">2</text:span>5:</text:p>
          <text:list>
            <text:list-item>
              <text:p text:style-name="P44">Creación de la estructura de directorios</text:p>
            </text:list-item>
            <text:list-item>
              <text:p text:style-name="P44">Configuración del servidor: archivo .htdocs</text:p>
            </text:list-item>
            <text:list-item>
              <text:p text:style-name="P44">Diseño de la base de datos</text:p>
            </text:list-item>
          </text:list>
        </text:list-item>
        <text:list-item>
          <text:p text:style-name="P6">Día 2: 02/10/2025</text:p>
          <text:list>
            <text:list-item>
              <text:p text:style-name="P45">Creación de la base de datos</text:p>
            </text:list-item>
          </text:list>
        </text:list-item>
        <text:list-item>
          <text:p text:style-name="P6">Día 3: 03/10/2025</text:p>
          <text:list>
            <text:list-item>
              <text:p text:style-name="P46">Corrección de errores en el diseño de la base de datos</text:p>
            </text:list-item>
          </text:list>
        </text:list-item>
        <text:list-item>
          <text:p text:style-name="P6">Día 4: 06/10/2025</text:p>
          <text:list>
            <text:list-item>
              <text:p text:style-name="P46">Creación de los archivos de configuración:</text:p>
              <text:list>
                <text:list-item>
                  <text:p text:style-name="P46">Conexión con el servidor de base de datos (<text:span text:style-name="T6">server.php</text:span>)</text:p>
                  <text:list>
                    <text:list-item>
                      <text:p text:style-name="P47">DB_SERVER</text:p>
                    </text:list-item>
                    <text:list-item>
                      <text:p text:style-name="P47">DB_NAME</text:p>
                    </text:list-item>
                    <text:list-item>
                      <text:p text:style-name="P47">DB_USER</text:p>
                    </text:list-item>
                    <text:list-item>
                      <text:p text:style-name="P47">DB_PASS</text:p>
                    </text:list-item>
                  </text:list>
                </text:list-item>
                <text:list-item>
                  <text:p text:style-name="P46">Configuración de la aplicación (<text:span text:style-name="T6">app.php</text:span>)</text:p>
                  <text:list>
                    <text:list-item>
                      <text:p text:style-name="P47">APP_URL</text:p>
                    </text:list-item>
                    <text:list-item>
                      <text:p text:style-name="P47">APP_NAME</text:p>
                    </text:list-item>
                    <text:list-item>
                      <text:p text:style-name="P47">APP_SESSION_NAME</text:p>
                    </text:list-item>
                    <text:list-item>
                      <text:p text:style-name="P47">date_default_timezone_set</text:p>
                    </text:list-item>
                    <text:list-item>
                      <text:p text:style-name="P47">setlocale</text:p>
                    </text:list-item>
                  </text:list>
                </text:list-item>
              </text:list>
            </text:list-item>
            <text:list-item>
              <text:p text:style-name="P48">Creación del <text:span text:style-name="T6">autoload.php</text:span> <text:span text:style-name="T2">(carga las rutas de las clases al utilizar </text:span><text:span text:style-name="T16">namespaces</text:span><text:span text:style-name="T2">)</text:span></text:p>
            </text:list-item>
            <text:list-item>
              <text:p text:style-name="P49">Creación del <text:span text:style-name="T6">index.php</text:span> <text:span text:style-name="T3">para incluir el autoload y el archivo de configuración.</text:span></text:p>
            </text:list-item>
            <text:list-item>
              <text:p text:style-name="P50">Creación de la plantilla <text:span text:style-name="T4">base</text:span> de la aplicación en el <text:span text:style-name="T6">index.</text:span><text:span text:style-name="T7">php</text:span></text:p>
            </text:list-item>
          </text:list>
        </text:list-item>
        <text:list-item>
          <text:p text:style-name="P7">Día 5: 07/10/2025</text:p>
          <text:list>
            <text:list-item>
              <text:p text:style-name="P51">Archivo de inicio de sesión</text:p>
              <text:list>
                <text:list-item>
                  <text:p text:style-name="P52">app/views/inc/session_start.php</text:p>
                </text:list-item>
              </text:list>
            </text:list-item>
            <text:list-item>
              <text:p text:style-name="P51">Instalar <text:span text:style-name="T5">plugin </text:span>sweet alert 2 para ventanas emergentes</text:p>
            </text:list-item>
            <text:list-item>
              <text:p text:style-name="P51">Crear ventanas emergentes personalizadas</text:p>
            </text:list-item>
            <text:list-item>
              <text:p text:style-name="P51">Instalar mis estilos personalizados</text:p>
            </text:list-item>
            <text:list-item>
              <text:p text:style-name="P56"><text:soft-page-break/>Crear archivo de funciones js y archivo de funciones ajax</text:p>
            </text:list-item>
            <text:list-item>
              <text:p text:style-name="P57">Cr<text:span text:style-name="T17">e</text:span>ar y aplicar favicon</text:p>
            </text:list-item>
          </text:list>
        </text:list-item>
        <text:list-item>
          <text:p text:style-name="P8">Día 6: 08/10/2025</text:p>
          <text:list>
            <text:list-item>
              <text:p text:style-name="P58"><text:span text:style-name="T18">C</text:span>ontrolador y el modelo para las vistas</text:p>
              <text:list>
                <text:list-item>
                  <text:p text:style-name="P53">app/controllers/viewsController.php</text:p>
                </text:list-item>
                <text:list-item>
                  <text:p text:style-name="P53">app/models/viewsModel.php</text:p>
                </text:list-item>
              </text:list>
            </text:list-item>
            <text:list-item>
              <text:p text:style-name="P58"><text:span text:style-name="T18">V</text:span>ista página de error</text:p>
              <text:list>
                <text:list-item>
                  <text:p text:style-name="P54">app/views/content/404-view.php</text:p>
                </text:list-item>
              </text:list>
            </text:list-item>
            <text:list-item>
              <text:p text:style-name="P59">Barra de navegación superior responsive</text:p>
              <text:list>
                <text:list-item>
                  <text:p text:style-name="P55">app/views/inc/navbar.php</text:p>
                </text:list-item>
              </text:list>
            </text:list-item>
            <text:list-item>
              <text:p text:style-name="P59">Pié de página</text:p>
              <text:list>
                <text:list-item>
                  <text:p text:style-name="P55">app/views/inc/footer.php</text:p>
                </text:list-item>
              </text:list>
            </text:list-item>
            <text:list-item>
              <text:p text:style-name="P59">Botón para volver arriba cuando se ha hecho scroll</text:p>
              <text:list>
                <text:list-item>
                  <text:p text:style-name="P55">app/views/inc/botonScroll.php</text:p>
                </text:list-item>
              </text:list>
            </text:list-item>
            <text:list-item>
              <text:p text:style-name="P58"><text:span text:style-name="T18">V</text:span>ista de la página principal</text:p>
              <text:list>
                <text:list-item>
                  <text:p text:style-name="P54">app/views/content/principal-view.php</text:p>
                </text:list-item>
              </text:list>
            </text:list-item>
          </text:list>
        </text:list-item>
        <text:list-item>
          <text:p text:style-name="P9">Día <text:span text:style-name="T19">7</text:span>: 0<text:span text:style-name="T19">9</text:span>/10/2025</text:p>
          <text:list>
            <text:list-item>
              <text:p text:style-name="P60">Vistas de los menús de la página principal:</text:p>
              <text:list>
                <text:list-item>
                  <text:p text:style-name="P60">Últimas recetas añadidas, aperitivos, primeros platos, segundos platos, postres, buscar recetas.</text:p>
                </text:list-item>
              </text:list>
            </text:list-item>
            <text:list-item>
              <text:p text:style-name="P61">Vista para la página de login</text:p>
            </text:list-item>
            <text:list-item>
              <text:p text:style-name="P62">Creación del mainModel, que conecta con la base de datos, limpia las cadenas para evitar SQL Injection, <text:span text:style-name="T20">verifica que los datos recibidos de un input coinciden con la expresión regular recibida</text:span> y realiza las acciones de Crear, Consultar, Actualizar y Borrar registros (CRUD)</text:p>
            </text:list-item>
          </text:list>
        </text:list-item>
        <text:list-item>
          <text:p text:style-name="P10">Día <text:span text:style-name="T21">8</text:span>: <text:span text:style-name="T21">13</text:span>/10/2025</text:p>
          <text:list>
            <text:list-item>
              <text:p text:style-name="P63">Rematado el mainModel.</text:p>
            </text:list-item>
            <text:list-item>
              <text:p text:style-name="P63">Archivo ajax.js para manejar los formularios y definir las funciones que muestran los diferentes tipos de ventanas de alerta.</text:p>
            </text:list-item>
            <text:list-item>
              <text:p text:style-name="P64">Creada la vista para el registro de usuario. Formulario de registro.</text:p>
            </text:list-item>
          </text:list>
        </text:list-item>
        <text:list-item>
          <text:p text:style-name="P11">Día <text:span text:style-name="T22">9</text:span>: <text:span text:style-name="T21">1</text:span><text:span text:style-name="T22">5</text:span>/10/2025</text:p>
          <text:list>
            <text:list-item>
              <text:p text:style-name="P65">Implantación de expresiones regulares para restringir los campos de entrada en el registro y restricciones de los campos.</text:p>
            </text:list-item>
            <text:list-item>
              <text:p text:style-name="P65">Finalización de la vista de registro de usuarios.</text:p>
            </text:list-item>
          </text:list>
        </text:list-item>
        <text:list-item>
          <text:p text:style-name="P11"><text:soft-page-break/>Día <text:span text:style-name="T22">10</text:span>: <text:span text:style-name="T21">1</text:span><text:span text:style-name="T24">6</text:span>/10/2025</text:p>
          <text:list>
            <text:list-item>
              <text:p text:style-name="P66">Crear controlador para el módulo de usuarios <text:span text:style-name="T8">userController.php</text:span></text:p>
            </text:list-item>
            <text:list-item>
              <text:p text:style-name="P66">Crear el archivo usuarioAjax que recibe el formulario y llama a la función correspondiente del controlador de usuario.</text:p>
            </text:list-item>
            <text:list-item>
              <text:p text:style-name="P67">Corregido error en el archivo de configuración del servidor de base de datos <text:span text:style-name="T6">server.php</text:span></text:p>
            </text:list-item>
            <text:list-item>
              <text:p text:style-name="P68">Finalizado el registro de usuarios</text:p>
            </text:list-item>
          </text:list>
        </text:list-item>
        <text:list-item>
          <text:p text:style-name="P12">Día <text:span text:style-name="T22">1</text:span><text:span text:style-name="T23">1</text:span>: <text:span text:style-name="T21">1</text:span><text:span text:style-name="T24">7</text:span>/10/2025</text:p>
          <text:list>
            <text:list-item>
              <text:p text:style-name="P69">Programado inicio de sesión <text:span text:style-name="T6">loginController.php</text:span></text:p>
            </text:list-item>
            <text:list-item>
              <text:p text:style-name="P69">Programado cierre de sesión</text:p>
            </text:list-item>
            <text:list-item>
              <text:p text:style-name="P69">Modificada barra de navegación para insertar el nombre y la foto del usuario</text:p>
            </text:list-item>
            <text:list-item>
              <text:p text:style-name="P69">Comprueba si es usuario, redactor o administrador. Habrá que añadir si es revisor o editor.</text:p>
            </text:list-item>
            <text:list-item>
              <text:p text:style-name="P69">Añade al menú de usuario los menús correspondientes a cada tipo de usuario.</text:p>
            </text:list-item>
            <text:list-item>
              <text:p text:style-name="P70">Creada vista principal del panel de control.</text:p>
            </text:list-item>
            <text:list-item>
              <text:p text:style-name="P70">Creada barra de navegación del panel de control.</text:p>
            </text:list-item>
            <text:list-item>
              <text:p text:style-name="P70">Modificada barra de navegación principal.</text:p>
            </text:list-item>
          </text:list>
        </text:list-item>
        <text:list-item>
          <text:p text:style-name="P13">Día <text:span text:style-name="T22">1</text:span><text:span text:style-name="T25">2</text:span>: <text:span text:style-name="T21">1</text:span><text:span text:style-name="T25">8</text:span>/10/2025</text:p>
          <text:list>
            <text:list-item>
              <text:p text:style-name="P71">Creada lista de usuarios del panel de administración (<text:span text:style-name="T9">usuarios-view</text:span><text:span text:style-name="T6">.php</text:span>)</text:p>
            </text:list-item>
            <text:list-item>
              <text:p text:style-name="P71">Creado modelo de usuario (<text:span text:style-name="T6">userModel.php</text:span>)</text:p>
            </text:list-item>
            <text:list-item>
              <text:p text:style-name="P40"><text:span text:style-name="T26">Añadidas funciones para asignar y retirar roles </text:span><text:span text:style-name="T27">desde la vista de usuarios</text:span><text:span text:style-name="T26"> en el controlador de usuario </text:span><text:span text:style-name="T28">y eliminar usuarios en la vista de usuarios.</text:span></text:p>
            </text:list-item>
            <text:list-item>
              <text:p text:style-name="P41"><text:span text:style-name="T28">A</text:span><text:span text:style-name="T26">ñadida la vista de datos de usuario y la actualización de datos.</text:span></text:p>
            </text:list-item>
            <text:list-item>
              <text:p text:style-name="P72">Añadida funcionalidad para cambiar o quitar la foto del usuario.</text:p>
            </text:list-item>
            <text:list-item>
              <text:p text:style-name="P72">FINALIZADO MÓDULO DE GESTIÓN DE USUARIOS.</text:p>
            </text:list-item>
          </text:list>
        </text:list-item>
        <text:list-item>
          <text:p text:style-name="P14">Día <text:span text:style-name="T22">1</text:span><text:span text:style-name="T29">3</text:span>: <text:span text:style-name="T21">1</text:span><text:span text:style-name="T29">9</text:span>/10/2025</text:p>
          <text:list>
            <text:list-item>
              <text:p text:style-name="P73">Creadas todas las vistas del menú principal y <text:s/>de los menús de usuarios según sus roles</text:p>
            </text:list-item>
            <text:list-item>
              <text:p text:style-name="P73">Creado botón “Atrás” genérico e insertado en la vista de datos de usuario</text:p>
            </text:list-item>
            <text:list-item>
              <text:p text:style-name="P73">Corregido error de caché al cambiar la foto de usuario</text:p>
            </text:list-item>
          </text:list>
        </text:list-item>
        <text:list-item>
          <text:p text:style-name="P15">Día <text:span text:style-name="T22">1</text:span><text:span text:style-name="T30">4</text:span>: <text:span text:style-name="T30">20</text:span>/10/2025</text:p>
          <text:list>
            <text:list-item>
              <text:p text:style-name="P74">Creada fachada de grupos de platos (<text:span text:style-name="T6">grupoPlatoAjax.php</text:span>)</text:p>
            </text:list-item>
            <text:list-item>
              <text:p text:style-name="P74">Creado modelo de grupos de platos (<text:span text:style-name="T6">grupoPlatoModel.php</text:span>)</text:p>
            </text:list-item>
            <text:list-item>
              <text:p text:style-name="P74">Creada vista de grupos de platos (<text:span text:style-name="T6">gruposPlatos-view.php</text:span>)</text:p>
            </text:list-item>
            <text:list-item>
              <text:p text:style-name="P74">Creado controlador de grupos de platos (<text:span text:style-name="T6">grupoPlatoController.php</text:span>)</text:p>
            </text:list-item>
            <text:list-item>
              <text:p text:style-name="P76"><text:soft-page-break/>FINALIZADO MÓDULO DE GESTIÓN DE GRUPOS DE PLATOS</text:p>
            </text:list-item>
            <text:list-item>
              <text:p text:style-name="P75">Creada fachada de <text:span text:style-name="T31">tipos</text:span> de platos (<text:span text:style-name="T10">tipo</text:span><text:span text:style-name="T6">PlatoAjax.php</text:span>)</text:p>
            </text:list-item>
            <text:list-item>
              <text:p text:style-name="P75">Creado modelo de <text:span text:style-name="T31">tipo</text:span>s de platos (<text:span text:style-name="T10">tipo</text:span><text:span text:style-name="T6">PlatoModel.php</text:span>)</text:p>
            </text:list-item>
            <text:list-item>
              <text:p text:style-name="P75">Creada vista de <text:span text:style-name="T31">tipo</text:span>s de platos (<text:span text:style-name="T10">tipo</text:span><text:span text:style-name="T6">sPlatos-view.php</text:span>)</text:p>
            </text:list-item>
            <text:list-item>
              <text:p text:style-name="P75">Creado controlador de <text:span text:style-name="T31">tipo</text:span>s de platos (<text:span text:style-name="T10">tipo</text:span><text:span text:style-name="T6">PlatoController.php</text:span>)</text:p>
            </text:list-item>
            <text:list-item>
              <text:p text:style-name="P77">FINALIZADO MÓDULO DE GESTIÓN DE <text:span text:style-name="T31">TIPOS</text:span> DE PLATOS</text:p>
            </text:list-item>
          </text:list>
        </text:list-item>
        <text:list-item>
          <text:p text:style-name="P16">Día <text:span text:style-name="T43">15</text:span>: <text:span text:style-name="T30">2</text:span><text:span text:style-name="T43">1</text:span>/10/2025</text:p>
          <text:list>
            <text:list-item>
              <text:p text:style-name="P78">Creados fachada, modelo, vista y controlador de alérgenos: <text:span text:style-name="T11">alergenoAjax.php</text:span><text:span text:style-name="T45">, </text:span><text:span text:style-name="T11">alergenoModel.php</text:span><text:span text:style-name="T45">, </text:span><text:span text:style-name="T11">alergenos-view.php </text:span><text:span text:style-name="T45">y </text:span><text:span text:style-name="T11">alergenoController.php</text:span><text:span text:style-name="T45">.</text:span></text:p>
            </text:list-item>
            <text:list-item>
              <text:p text:style-name="P78">FINALIZADO MÓDULO DE GESTIÓN DE ALÉRGENOS<text:span text:style-name="T32"/></text:p>
            </text:list-item>
          </text:list>
        </text:list-item>
        <text:list-item>
          <text:p text:style-name="P17">Día <text:span text:style-name="T43">1</text:span><text:span text:style-name="T44">6</text:span>: <text:span text:style-name="T30">2</text:span><text:span text:style-name="T44">2</text:span>/10/2025</text:p>
          <text:list>
            <text:list-item>
              <text:p text:style-name="P79">Creados fachada, modelo, vista y controlador de métodos de cocción: <text:span text:style-name="T12">metodoAjax.php</text:span><text:span text:style-name="T46">, </text:span><text:span text:style-name="T12">metodoModel.php</text:span><text:span text:style-name="T46">, </text:span><text:span text:style-name="T12">metodos-view.php</text:span><text:span text:style-name="T46"> y </text:span><text:span text:style-name="T12">metodoController.php</text:span><text:span text:style-name="T46">.</text:span></text:p>
            </text:list-item>
            <text:list-item>
              <text:p text:style-name="P84">Modificada la tabla de técnicas eliminando el campo activo_tecnica y añadiendo foto_tecnica.</text:p>
            </text:list-item>
            <text:list-item>
              <text:p text:style-name="P79">FINALIZADO MÓDULO DE GESTIÓN DE MÉTODOS DE COCCIÓN</text:p>
            </text:list-item>
          </text:list>
        </text:list-item>
        <text:list-item>
          <text:p text:style-name="P121">Día <text:span text:style-name="T43">1</text:span><text:span text:style-name="T49">7</text:span>: <text:span text:style-name="T30">2</text:span><text:span text:style-name="T49">3</text:span>/10/2025</text:p>
          <text:list>
            <text:list-item>
              <text:p text:style-name="P87">Añadido verificación de regex en el backend <text:s/>para los inputs en alérgenos, grupos de platos, tipos de platos y métodos de cocción</text:p>
            </text:list-item>
          </text:list>
        </text:list-item>
        <text:list-item>
          <text:p text:style-name="P18">Día <text:span text:style-name="T48">18</text:span>: <text:span text:style-name="T47">24</text:span>/10/2025</text:p>
          <text:list>
            <text:list-item>
              <text:p text:style-name="P80">Creados fachada, modelo, vista y controlador de <text:span text:style-name="T47">estilos de cocina</text:span>: <text:span text:style-name="T13">estiloCocina</text:span><text:span text:style-name="T12">Ajax.php</text:span><text:span text:style-name="T46">, </text:span><text:span text:style-name="T13">estiloCocina</text:span><text:span text:style-name="T12">Model.php</text:span><text:span text:style-name="T46">, </text:span><text:span text:style-name="T12">e</text:span><text:span text:style-name="T13">stilosCocina</text:span><text:span text:style-name="T12">-view.php</text:span><text:span text:style-name="T46"> y </text:span><text:span text:style-name="T12">e</text:span><text:span text:style-name="T13">stiloCocina</text:span><text:span text:style-name="T12">Controller.php</text:span><text:span text:style-name="T46">.</text:span></text:p>
            </text:list-item>
            <text:list-item>
              <text:p text:style-name="P85">Modificada la tabla de <text:span text:style-name="T47">estilos_cocina</text:span> eliminando el campo activo_<text:span text:style-name="T47">estilo</text:span> y añadiendo foto_<text:span text:style-name="T47">estilo</text:span>.</text:p>
            </text:list-item>
            <text:list-item>
              <text:p text:style-name="P80">FINALIZADO MÓDULO DE GESTIÓN DE <text:span text:style-name="T47">ESTILOS DE COCINA</text:span></text:p>
            </text:list-item>
          </text:list>
        </text:list-item>
        <text:list-item>
          <text:p text:style-name="P19">Día <text:span text:style-name="T48">1</text:span><text:span text:style-name="T50">9</text:span>: <text:span text:style-name="T47">2</text:span><text:span text:style-name="T50">6</text:span>/10/2025</text:p>
          <text:list>
            <text:list-item>
              <text:p text:style-name="P81">Creados fachada, modelo, vista y controlador de <text:span text:style-name="T51">utensilios de cocina</text:span>: <text:span text:style-name="T14">utensilio</text:span><text:span text:style-name="T12">Ajax.php</text:span><text:span text:style-name="T46">, </text:span><text:span text:style-name="T14">utensilio</text:span><text:span text:style-name="T12">Model.php</text:span><text:span text:style-name="T46">, </text:span><text:span text:style-name="T14">utensilios</text:span><text:span text:style-name="T12">-view.php</text:span><text:span text:style-name="T46"> y </text:span><text:span text:style-name="T14">utensilio</text:span><text:span text:style-name="T12">Controller.php</text:span><text:span text:style-name="T46">.</text:span></text:p>
            </text:list-item>
            <text:list-item>
              <text:p text:style-name="P86">Modificada la tabla de <text:span text:style-name="T52">utensilios</text:span> añadiendo foto_<text:span text:style-name="T52">utensilio</text:span>.</text:p>
            </text:list-item>
            <text:list-item>
              <text:p text:style-name="P88">Puesto que los utensilios los podrá dar de alta cualquier redactor a la hora de subir la receta, deberán ser revisados antes de la publicación, de modo que se ha añadido la funcionalidad de activar o desactivar el utensilio, además de editarlo.</text:p>
            </text:list-item>
            <text:list-item>
              <text:p text:style-name="P82">FINALIZADO MÓDULO DE GESTIÓN DE <text:span text:style-name="T52">UTENSILIOS</text:span><text:span text:style-name="T47"> DE COCINA</text:span></text:p>
            </text:list-item>
            <text:list-item>
              <text:p text:style-name="P89"><text:span text:style-name="T53">Problema</text:span>: un mismo ingrediente puede tener unidades de medida diferentes en distintas recetas.</text:p>
              <text:p text:style-name="P89"><text:soft-page-break/><text:span text:style-name="T53">Solución</text:span>: añadir en las líneas de ingredientes de las recetas la línea de unidades para poder escoger el tipo de unidad, o, incluso unidades abstractas como “en cantidad suficiente” o “al gusto”. </text:p>
            </text:list-item>
            <text:list-item>
              <text:p text:style-name="P89">Añadida tabla unidades_medida para gestionar mejor el recalcular los ingredientes dependiendo del número de personas para las que se quiere realizar la receta.</text:p>
            </text:list-item>
          </text:list>
        </text:list-item>
        <text:list-item>
          <text:p text:style-name="P20">Día <text:span text:style-name="T55">20</text:span>: <text:span text:style-name="T47">2</text:span><text:span text:style-name="T55">7</text:span>/10/2025</text:p>
          <text:list>
            <text:list-item>
              <text:p text:style-name="P83">Creados fachada, modelo, y controlador de <text:span text:style-name="T55">ingredientes</text:span>: <text:span text:style-name="T15">ingrediente</text:span><text:span text:style-name="T12">Ajax.php</text:span><text:span text:style-name="T46">, </text:span><text:span text:style-name="T15">ingrediente</text:span><text:span text:style-name="T12">Model.php</text:span><text:span text:style-name="T46">, y </text:span><text:span text:style-name="T15">ingrediente</text:span><text:span text:style-name="T12">Controller.php</text:span><text:span text:style-name="T46">.</text:span></text:p>
            </text:list-item>
            <text:list-item>
              <text:p text:style-name="P90"><text:span text:style-name="T53">Problema</text:span>: <text:span text:style-name="T55">Hay ingredientes, aunque muy pocos, que pueden tener más de un alérgeno, de modo que al listar los ingredientes, habrá que tenerlo en cuenta.</text:span></text:p>
              <text:p text:style-name="P90"><text:span text:style-name="T53">Solución</text:span>: <text:span text:style-name="T55">En el modelo de ingrediente, el atributo alérgenos_ingrediente se convierte en un array que contiene los id de los alérgenos, de modo que así puedo tener varios. A la hora de listarlos se recorre el array para obtener los datos y la foto de los alérgenos.</text:span></text:p>
            </text:list-item>
            <text:list-item>
              <text:p text:style-name="P91">Trabajando en la vista de los ingredientes.</text:p>
            </text:list-item>
          </text:list>
        </text:list-item>
        <text:list-item>
          <text:p text:style-name="P21">Día <text:span text:style-name="T55">2</text:span><text:span text:style-name="T56">1</text:span>: <text:span text:style-name="T47">2</text:span><text:span text:style-name="T56">8</text:span>/10/2025</text:p>
          <text:list>
            <text:list-item>
              <text:p text:style-name="P92">Continuando con a vista de los ingredientes.</text:p>
            </text:list-item>
            <text:list-item>
              <text:p text:style-name="P92">Listar los alérgenos de cada ingrediente y colocar los botones para sus funcionalidades.</text:p>
            </text:list-item>
            <text:list-item>
              <text:p text:style-name="P92">Colocar el formulario de añadir ingredientes.</text:p>
            </text:list-item>
          </text:list>
        </text:list-item>
        <text:list-item>
          <text:p text:style-name="P22">Día <text:span text:style-name="T55">2</text:span><text:span text:style-name="T57">2</text:span>: <text:span text:style-name="T47">2</text:span><text:span text:style-name="T57">9</text:span>/10/2025</text:p>
          <text:list>
            <text:list-item>
              <text:p text:style-name="P92">Colocado el formulario para añadir alérgenos a cada ingrediente.</text:p>
            </text:list-item>
            <text:list-item>
              <text:p text:style-name="P93">Finalizada vista de ingredientes.</text:p>
            </text:list-item>
            <text:list-item>
              <text:p text:style-name="P93">Añadidas funcionalidades para agregar o quitar alérgenos a un ingrediente y para modificar los ingredientes.</text:p>
            </text:list-item>
            <text:list-item>
              <text:p text:style-name="P93">FINALIZADO MÓDULO DE INGREDIENTES</text:p>
            </text:list-item>
          </text:list>
        </text:list-item>
        <text:list-item>
          <text:p text:style-name="P23">Día <text:span text:style-name="T55">2</text:span><text:span text:style-name="T58">3</text:span>: <text:span text:style-name="T58">30</text:span>/10/2025</text:p>
          <text:list>
            <text:list-item>
              <text:p text:style-name="P94">Trabajando en <text:span text:style-name="T59">la vista</text:span> <text:span text:style-name="T59">d</text:span>el formulario de enviar una receta</text:p>
            </text:list-item>
            <text:list-item>
              <text:p text:style-name="P94">Recordar cambiar los select múltiples por checkbox para una mejor U/X</text:p>
            </text:list-item>
          </text:list>
        </text:list-item>
        <text:list-item>
          <text:p text:style-name="P24">Día <text:span text:style-name="T55">2</text:span><text:span text:style-name="T60">4</text:span>: <text:span text:style-name="T58">3</text:span><text:span text:style-name="T60">1</text:span>/10/2025</text:p>
          <text:list>
            <text:list-item>
              <text:p text:style-name="P95">Ficha corta y área geográfica del formulario rematadas.</text:p>
            </text:list-item>
          </text:list>
        </text:list-item>
        <text:list-item>
          <text:p text:style-name="P24">Día <text:span text:style-name="T55">2</text:span><text:span text:style-name="T60">5</text:span>: <text:span text:style-name="T60">01</text:span>/1<text:span text:style-name="T60">1</text:span>/2025</text:p>
          <text:list>
            <text:list-item>
              <text:p text:style-name="P95">Finalizada la vista del formulario de enviar recetas</text:p>
            </text:list-item>
            <text:list-item>
              <text:p text:style-name="P95">Reubicados utensilios e ingredientes</text:p>
            </text:list-item>
            <text:list-item>
              <text:p text:style-name="P95">Agregar utensilios a la lista de utensilios funcionando</text:p>
            </text:list-item>
            <text:list-item>
              <text:p text:style-name="P95">Recordar cambiar los input de la lista por texto plano</text:p>
            </text:list-item>
          </text:list>
        </text:list-item>
        <text:list-item>
          <text:p text:style-name="P25"><text:soft-page-break/>Día <text:span text:style-name="T61">26</text:span>: <text:span text:style-name="T61">02</text:span>/1<text:span text:style-name="T60">1</text:span>/2025</text:p>
          <text:list>
            <text:list-item>
              <text:p text:style-name="P96">Añadir utensilios desde la vista de enviar recetas.</text:p>
            </text:list-item>
            <text:list-item>
              <text:p text:style-name="P96">No recarga la página para no perder los elementos de la lista de utensilios</text:p>
            </text:list-item>
            <text:list-item>
              <text:p text:style-name="P122"><text:span text:style-name="T26">Ver la forma de recargar el select de elementos con el nuevo elemento selected y así poder utilizar la función agregarElementoLista() para añadir el nuevo elemento a la lista.</text:span><text:span text:style-name="T33"> </text:span><text:span text:style-name="T34">Habrá que modificar el archivo ajax.js y el utensilioAjax. A lo mejor hay que añadir algún campo al formulario.</text:span></text:p>
            </text:list-item>
          </text:list>
        </text:list-item>
        <text:list-item>
          <text:p text:style-name="P26"><text:span text:style-name="T35">Día 2</text:span><text:span text:style-name="T37">7</text:span><text:span text:style-name="T35">: 0</text:span><text:span text:style-name="T37">3</text:span><text:span text:style-name="T35">/1</text:span><text:span text:style-name="T36">1</text:span><text:span text:style-name="T35">/2025</text:span></text:p>
          <text:list>
            <text:list-item>
              <text:p text:style-name="P97"><text:span text:style-name="T35">M</text:span><text:span text:style-name="T32">odificados archivos:</text:span></text:p>
              <text:list>
                <text:list-item>
                  <text:p text:style-name="P97">ajax.js para añadir la funcionalidad de comprobar si el formulario que se envía viene del panel de administración o del alta de una receta.</text:p>
                </text:list-item>
                <text:list-item>
                  <text:p text:style-name="P97">functions.js para añadir elementos a una lista y para agregar nuevos elementos como utensilios o ingredientes.</text:p>
                </text:list-item>
                <text:list-item>
                  <text:p text:style-name="P97">recetaData-view.php para reubicar los array de elementos en las listas para poder seleccionarlos más cómodamente desde JavaScript.</text:p>
                </text:list-item>
                <text:list-item>
                  <text:p text:style-name="P97">utensilioAjax.php y utensilioController.php modificando las respuestas para procesarlas mejor desde JavaScript.</text:p>
                </text:list-item>
              </text:list>
            </text:list-item>
            <text:list-item>
              <text:p text:style-name="P97">Al añadir un nuevo utensilio lo añade a la lista de utensilios y a la base de datos, así como al select de utensilios sin recargar la página. Las mismas funciones creadas servirán para cualquier elemento que necesite el mismo proceso, como por ejemplo los ingredientes.</text:p>
            </text:list-item>
          </text:list>
        </text:list-item>
        <text:list-item>
          <text:p text:style-name="P27"><text:span text:style-name="T35">Día 2</text:span><text:span text:style-name="T38">8</text:span><text:span text:style-name="T35">: 0</text:span><text:span text:style-name="T38">4</text:span><text:span text:style-name="T35">/1</text:span><text:span text:style-name="T36">1</text:span><text:span text:style-name="T35">/2025</text:span></text:p>
          <text:list>
            <text:list-item>
              <text:p text:style-name="P98"><text:span text:style-name="T35">C</text:span><text:span text:style-name="T32">olocada la parte de agregar ingredientes a la lista de ingredientes.</text:span></text:p>
            </text:list-item>
            <text:list-item>
              <text:p text:style-name="P98">Funcionalidad de añadir ingredientes a la lista y añadir nuevo ingrediente de la vista recetas funcionando correctamente</text:p>
            </text:list-item>
            <text:list-item>
              <text:p text:style-name="P98">Corregido en ajax.js bug a la hora de añadir elementos nuevos cuando la respuesta es de error bien porque el elemento ya existe o cualquier otro tipo de error.<text:span text:style-name="T32"/></text:p>
            </text:list-item>
            <text:list-item>
              <text:p text:style-name="P99">Creada funcionalidad para realizar peticiones asíncronas y rellenar elementos del DOM sin recargar, en especial en la vista de enviar recetas.<text:span text:style-name="T32"/></text:p>
            </text:list-item>
          </text:list>
        </text:list-item>
        <text:list-item>
          <text:p text:style-name="P28"><text:span text:style-name="T35">Día 2</text:span><text:span text:style-name="T39">9</text:span><text:span text:style-name="T35">: 0</text:span><text:span text:style-name="T39">5</text:span><text:span text:style-name="T35">/1</text:span><text:span text:style-name="T36">1</text:span><text:span text:style-name="T35">/2025</text:span></text:p>
          <text:list>
            <text:list-item>
              <text:p text:style-name="P100"><text:span text:style-name="T35">R</text:span><text:span text:style-name="T32">ellena las zonas geográficas al cargar la página y al seleccionar una carga sus países. Al seleccionar un país carga sus regiones en caso de que las tenga.</text:span></text:p>
            </text:list-item>
            <text:list-item>
              <text:p text:style-name="P100">Rellena al cargar la página Utensilios e ingredientes. Se pueden agregar utensilios e ingredientes nuevos desde la vista receta.</text:p>
            </text:list-item>
            <text:list-item>
              <text:p text:style-name="P100">RECORDAR RELLENAR Estilos de cocina, grupos de plato, tipos de plato y métodos de cocción.</text:p>
            </text:list-item>
          </text:list>
        </text:list-item>
        <text:list-item>
          <text:p text:style-name="P29"><text:span text:style-name="T35">Día </text:span><text:span text:style-name="T40">30</text:span><text:span text:style-name="T35">: 0</text:span><text:span text:style-name="T40">6</text:span><text:span text:style-name="T35">/1</text:span><text:span text:style-name="T36">1</text:span><text:span text:style-name="T35">/2025</text:span></text:p>
          <text:list>
            <text:list-item>
              <text:p text:style-name="P101"><text:soft-page-break/><text:span text:style-name="T35">E</text:span><text:span text:style-name="T32">mpezando a trabajar en el backend de enviar recetas.</text:span></text:p>
            </text:list-item>
            <text:list-item>
              <text:p text:style-name="P101">Creada fachada y controlador de recetas recetaAjax.php y recetaController.php</text:p>
            </text:list-item>
          </text:list>
        </text:list-item>
        <text:list-item>
          <text:p text:style-name="P29"><text:span text:style-name="T35">Día </text:span><text:span text:style-name="T40">31</text:span><text:span text:style-name="T35">: 0</text:span><text:span text:style-name="T40">7</text:span><text:span text:style-name="T35">/1</text:span><text:span text:style-name="T36">1</text:span><text:span text:style-name="T35">/2025</text:span></text:p>
          <text:list>
            <text:list-item>
              <text:p text:style-name="P101"><text:span text:style-name="T35">T</text:span><text:span text:style-name="T32">rabajando en el controlador de recetas:</text:span></text:p>
              <text:list>
                <text:list-item>
                  <text:p text:style-name="P123">Recupera todos los campos:</text:p>
                  <text:list>
                    <text:list-item>
                      <text:p text:style-name="P102">Campos texto</text:p>
                    </text:list-item>
                    <text:list-item>
                      <text:p text:style-name="P102">Campos select</text:p>
                    </text:list-item>
                    <text:list-item>
                      <text:p text:style-name="P102">Campos select múltiples en forma de array</text:p>
                    </text:list-item>
                    <text:list-item>
                      <text:p text:style-name="P102">Lista de utensilios</text:p>
                    </text:list-item>
                    <text:list-item>
                      <text:p text:style-name="P102">Lista de ingredientes con tres arrays:</text:p>
                      <text:list>
                        <text:list-item>
                          <text:p text:style-name="P102">Lista de ingredientes</text:p>
                        </text:list-item>
                        <text:list-item>
                          <text:p text:style-name="P102">Array asociativo de ingredientes-cantidades</text:p>
                        </text:list-item>
                        <text:list-item>
                          <text:p text:style-name="P102">Array asociativo de ingredientes-unidades</text:p>
                        </text:list-item>
                      </text:list>
                    </text:list-item>
                  </text:list>
                </text:list-item>
                <text:list-item>
                  <text:p text:style-name="P101"><text:span text:style-name="T32">Comprueba que los campos cumplen todos los requisitos </text:span><text:span text:style-name="T41">necesarios</text:span></text:p>
                </text:list-item>
              </text:list>
            </text:list-item>
          </text:list>
        </text:list-item>
        <text:list-item>
          <text:p text:style-name="P30"><text:span text:style-name="T35">Día </text:span><text:span text:style-name="T40">3</text:span><text:span text:style-name="T42">2</text:span><text:span text:style-name="T35">: 0</text:span><text:span text:style-name="T42">8</text:span><text:span text:style-name="T35">/1</text:span><text:span text:style-name="T36">1</text:span><text:span text:style-name="T35">/2025</text:span></text:p>
          <text:list>
            <text:list-item>
              <text:p text:style-name="P42"><text:span text:style-name="T34">V</text:span><text:span text:style-name="T33">ista de enviar recetas completamente funcional.</text:span></text:p>
              <text:list>
                <text:list-item>
                  <text:p text:style-name="P124">Corregidos todos los errores detectados.</text:p>
                  <text:list>
                    <text:list-item>
                      <text:p text:style-name="P124">Al eliminar un elemento de las listas de utensilios o ingredientes no lo eliminaba del array y lo enviaba igual al backend</text:p>
                    </text:list-item>
                    <text:list-item>
                      <text:p text:style-name="P124">Si no se ponía unidad en el select de ingredientes, no lo enviaba de modo que no se podía comprobar si había o no cantidad para lanzar el error</text:p>
                    </text:list-item>
                  </text:list>
                </text:list-item>
              </text:list>
            </text:list-item>
            <text:list-item>
              <text:p text:style-name="P125">CORREGIR QUE CUANDO SE DESELECCIONA LA ZONA GEOGRÁFICA, DEJA EN EL SELECT DE LAS REGIONES LO QUE HABÍA. <text:span text:style-name="T54">SOLUCIONADO </text:span><text:span text:style-name="T62">haciendo una rellamada a la función de rellenar cuando cambio de zona geográfica.</text:span><text:span text:style-name="T32"/></text:p>
            </text:list-item>
          </text:list>
        </text:list-item>
        <text:list-item>
          <text:p text:style-name="P31"><text:span text:style-name="T61">Día </text:span><text:span text:style-name="T63">3</text:span><text:span text:style-name="T62">3</text:span><text:span text:style-name="T61">: 0</text:span><text:span text:style-name="T62">9</text:span><text:span text:style-name="T61">/1</text:span><text:span text:style-name="T60">1</text:span><text:span text:style-name="T61">/2025</text:span></text:p>
          <text:list>
            <text:list-item>
              <text:p text:style-name="P103">Solucionado problema de recarga de la zona geográfica</text:p>
            </text:list-item>
            <text:list-item>
              <text:p text:style-name="P103">Trabajando en el back para enviar la receta. Comprueba que existen todos los campos, los recupera, y graba todos los datos de la receta propiamente dicha.</text:p>
            </text:list-item>
            <text:list-item>
              <text:p text:style-name="P103">Graba arrays de estilos de cocina, métodos y tipos de plato en las tablas intermedias.</text:p>
            </text:list-item>
            <text:list-item>
              <text:p text:style-name="P103">Falta grabar utensilios, ingredientes, cantidades y unidades y foto de la receta.</text:p>
            </text:list-item>
          </text:list>
        </text:list-item>
        <text:list-item>
          <text:p text:style-name="P32"><text:span text:style-name="T61">Día </text:span><text:span text:style-name="T63">3</text:span><text:span text:style-name="T64">4</text:span><text:span text:style-name="T61">: </text:span><text:span text:style-name="T64">10</text:span><text:span text:style-name="T61">/1</text:span><text:span text:style-name="T60">1</text:span><text:span text:style-name="T61">/2025</text:span></text:p>
          <text:list>
            <text:list-item>
              <text:p text:style-name="P104">Vista enviar recetas completamente acabada y funcional</text:p>
            </text:list-item>
            <text:list-item>
              <text:p text:style-name="P104">Completada en el backend la función para grabar la receta. Graba la receta completa con sus ingredientes, utensilios y fotografía.</text:p>
            </text:list-item>
          </text:list>
        </text:list-item>
        <text:list-item>
          <text:p text:style-name="P33"><text:soft-page-break/><text:span text:style-name="T61">Día </text:span><text:span text:style-name="T63">3</text:span><text:span text:style-name="T65">5</text:span><text:span text:style-name="T61">: </text:span><text:span text:style-name="T64">1</text:span><text:span text:style-name="T65">1</text:span><text:span text:style-name="T61">/1</text:span><text:span text:style-name="T60">1</text:span><text:span text:style-name="T61">/2025</text:span></text:p>
          <text:list>
            <text:list-item>
              <text:p text:style-name="P105">Creado y finalizado modelo para las recetas recetaModel.php</text:p>
            </text:list-item>
            <text:list-item>
              <text:p text:style-name="P105">Trabajando en el controlador de recetas para listar recetas</text:p>
            </text:list-item>
          </text:list>
        </text:list-item>
        <text:list-item>
          <text:p text:style-name="P34"><text:span text:style-name="T61">Día </text:span><text:span text:style-name="T67">36</text:span><text:span text:style-name="T61">: </text:span><text:span text:style-name="T66">12</text:span><text:span text:style-name="T61">/1</text:span><text:span text:style-name="T60">1</text:span><text:span text:style-name="T61">/2025</text:span></text:p>
          <text:list>
            <text:list-item>
              <text:p text:style-name="P106">Creada página para incluir en los listados de recetas. Dependiendo de la página en la que se incluye lista determinados tipos de recetas.</text:p>
            </text:list-item>
            <text:list-item>
              <text:p text:style-name="P106">Añadido al controlador de recetas la función para listar recetas</text:p>
            </text:list-item>
            <text:list-item>
              <text:p text:style-name="P107"><text:span text:style-name="T53">PROBLEMA: Hay que añadir en los patrones de comprobación de los formularios algunos caracteres más necesarios para enviar elaboraciones, descripciones, emplatados… como pueden ser “,”, “:”, “%”, paréntesis, etc</text:span>.</text:p>
            </text:list-item>
          </text:list>
        </text:list-item>
        <text:list-item>
          <text:p text:style-name="P35"><text:span text:style-name="T61">Día </text:span><text:span text:style-name="T68">37</text:span><text:span text:style-name="T61">: </text:span><text:span text:style-name="T66">1</text:span><text:span text:style-name="T68">3</text:span><text:span text:style-name="T61">/1</text:span><text:span text:style-name="T60">1</text:span><text:span text:style-name="T61">/2025</text:span></text:p>
          <text:list>
            <text:list-item>
              <text:p text:style-name="P108">Solucionado el tema de los patrones en todos los formularios.<text:span text:style-name="T32"/></text:p>
            </text:list-item>
            <text:list-item>
              <text:p text:style-name="P109">Corregido desplazamiento del menú de usuario en pantalla grande.<text:span text:style-name="T32"/></text:p>
            </text:list-item>
            <text:list-item>
              <text:p text:style-name="P110">Corregida distorsión de la foto del usuario en la barra de navegación.<text:span text:style-name="T32"/></text:p>
            </text:list-item>
            <text:list-item>
              <text:p text:style-name="P111">Añadido botón para editar una receta en los listados si es del propio usuario.<text:span text:style-name="T32"/></text:p>
            </text:list-item>
            <text:list-item>
              <text:p text:style-name="P111">Finalizadas todas las vistas de listados de recetas, tanto el front como el back.<text:span text:style-name="T32"/></text:p>
            </text:list-item>
          </text:list>
        </text:list-item>
        <text:list-item>
          <text:p text:style-name="P36"><text:span text:style-name="T61">Día </text:span><text:span text:style-name="T69">38</text:span><text:span text:style-name="T61">: </text:span><text:span text:style-name="T66">1</text:span><text:span text:style-name="T69">4</text:span><text:span text:style-name="T61">/1</text:span><text:span text:style-name="T60">1</text:span><text:span text:style-name="T61">/2025</text:span></text:p>
          <text:list>
            <text:list-item>
              <text:p text:style-name="P112">Creada la vista para revisar o actualizar una receta</text:p>
            </text:list-item>
            <text:list-item>
              <text:p text:style-name="P112">Rellena todos los campos incluidos los select sencillos y múltiples y la lista de utensilios</text:p>
            </text:list-item>
            <text:list-item>
              <text:p text:style-name="P112">FALTA RELLENAR LISTA DE INGREDIENTES Y AGREGAR BOTONES PARA ACTIVAR O DESACTIVAR <text:span text:style-name="T71">LA </text:span>RECETA. </text:p>
            </text:list-item>
          </text:list>
        </text:list-item>
        <text:list-item>
          <text:p text:style-name="P37"><text:span text:style-name="T61">Día </text:span><text:span text:style-name="T69">3</text:span><text:span text:style-name="T70">9</text:span><text:span text:style-name="T61">: </text:span><text:span text:style-name="T66">1</text:span><text:span text:style-name="T70">5</text:span><text:span text:style-name="T61">/1</text:span><text:span text:style-name="T60">1</text:span><text:span text:style-name="T61">/2025</text:span></text:p>
          <text:list>
            <text:list-item>
              <text:p text:style-name="P113">Rellena todos los datos de la vista update de la receta <text:span text:style-name="T73">con las cantidades y unidades de los ingredientes.</text:span></text:p>
            </text:list-item>
            <text:list-item>
              <text:p text:style-name="P114">Comprueba si el usuario es revisor o sólo el propietario, para permitirle aprobar una receta y sus ingredientes.</text:p>
            </text:list-item>
            <text:list-item>
              <text:p text:style-name="P114">Creada función js para aprobar la receta. <text:span text:style-name="T53">OJO, ESTOY ENVIANDO LA RECETA SIN ACTUALIZAR Y HAY QUE ENVIAR EL ARRAY ACTUALIZADO. CORREGIR MAÑANA</text:span><text:span text:style-name="T72">.</text:span></text:p>
            </text:list-item>
          </text:list>
        </text:list-item>
        <text:list-item>
          <text:p text:style-name="P38"><text:span text:style-name="T61">Día </text:span><text:span text:style-name="T74">40</text:span><text:span text:style-name="T61">: </text:span><text:span text:style-name="T66">1</text:span><text:span text:style-name="T74">6</text:span><text:span text:style-name="T61">/1</text:span><text:span text:style-name="T60">1</text:span><text:span text:style-name="T61">/2025</text:span></text:p>
          <text:list>
            <text:list-item>
              <text:p text:style-name="P115">Finalizada la funcionalidad de aprobar receta. Activa la receta y los ingredientes y utensilios que estuviesen sin activar.</text:p>
            </text:list-item>
            <text:list-item>
              <text:p text:style-name="P116">Trabajando en el listado de recetas desde el panel de control.</text:p>
            </text:list-item>
          </text:list>
        </text:list-item>
        <text:list-item>
          <text:p text:style-name="P39"><text:span text:style-name="T61">Día </text:span><text:span text:style-name="T74">4</text:span><text:span text:style-name="T75">1</text:span><text:span text:style-name="T61">: </text:span><text:span text:style-name="T66">1</text:span><text:span text:style-name="T75">7</text:span><text:span text:style-name="T61">/1</text:span><text:span text:style-name="T60">1</text:span><text:span text:style-name="T61">/2025</text:span></text:p>
          <text:list>
            <text:list-item>
              <text:p text:style-name="P117">Finalizado el listado de recetas para revisar desde el menú de revisor</text:p>
            </text:list-item>
            <text:list-item>
              <text:p text:style-name="P117"><text:soft-page-break/>Finalizada la vista de recetas del panel de administración.</text:p>
            </text:list-item>
            <text:list-item>
              <text:p text:style-name="P119">Incorporada búsqueda en todas las secciones de vista de recetas</text:p>
            </text:list-item>
            <text:list-item>
              <text:p text:style-name="P120">Finalizada funcionalidad para actualizar recetas.</text:p>
            </text:list-item>
          </text:list>
        </text:list-item>
      </text:list>
      <text:p text:style-name="P2"/>
      <text:p text:style-name="P43"><text:span text:style-name="T76">COSAS QUE FALTAN POR HACER</text:span></text:p>
      <text:list text:style-name="L1">
        <text:list-item>
          <text:p text:style-name="P118">Vista de usuario de la receta completa.</text:p>
        </text:list-item>
        <text:list-item>
          <text:p text:style-name="P118">Recalcular los ingredientes en función del número de personas</text:p>
        </text:list-item>
        <text:list-item>
          <text:p text:style-name="P118">Sacar la ficha de coste</text:p>
        </text:list-item>
        <text:list-item>
          <text:p text:style-name="P118">Descargar lista de ingredientes en pdf</text:p>
        </text:list-item>
        <text:list-item>
          <text:p text:style-name="P118">Descargar la ficha técnica en pdf</text:p>
        </text:list-item>
        <text:list-item>
          <text:p text:style-name="P118">Paginado mediante scroll infinito</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text-align="center" style:justify-single-word="false" fo:padding="0.049cm" fo:border-left="none" fo:border-right="none" fo:border-top="none" fo:border-bottom="1.5pt solid #000000" text:number-lines="false" text:line-number="0">
        <style:tab-stops>
          <style:tab-stop style:position="8.5cm" style:type="center"/>
          <style:tab-stop style:position="17cm" style:type="right"/>
        </style:tab-stops>
      </style:paragraph-properties>
      <style:text-properties fo:font-size="10pt" fo:font-style="italic"/>
    </style:style>
    <style:style style:name="Footer" style:family="paragraph" style:parent-style-name="Header_20_and_20_Footer" style:class="extra" style:master-page-name="">
      <style:paragraph-properties style:page-number="auto" fo:padding="0.049cm" fo:border-left="none" fo:border-right="none" fo:border-top="1.5pt solid #000000" fo:border-bottom="none" text:number-lines="false" text:line-number="0">
        <style:tab-stops>
          <style:tab-stop style:position="19.001cm" style:type="right"/>
        </style:tab-stops>
      </style:paragraph-properties>
      <style:text-properties fo:font-size="10pt" fo:font-style="italic"/>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a5572" officeooo:paragraph-rsid="000a557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TFC"/>
    <style:master-page style:name="First_20_Page" style:display-name="First Page" style:page-layout-name="Mpm1" draw:style-name="Mdp1" style:next-style-name="TFC"/>
    <style:master-page style:name="Index" style:page-layout-name="Mpm1" draw:style-name="Mdp1"/>
    <style:master-page style:name="TFC" style:page-layout-name="Mpm2" draw:style-name="Mdp1">
      <style:header>
        <text:p text:style-name="Header">Fogones Conectados – Proyecto de Fin de Ciclo Desarrollo de Aplicaciones Web</text:p>
      </style:header>
      <style:footer>
        <text:p text:style-name="MP1">José M. Abelleira López<text:tab/>Pág. <text:page-number text:select-page="current">9</text:page-number><text:s/>de <text:page-count>11</text:page-count></text:p>
      </style:foot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2T11:43:02.495709617</meta:creation-date>
    <dc:date>2025-11-17T22:00:16.803828367</dc:date>
    <meta:editing-duration>P1DT15H12M29S</meta:editing-duration>
    <meta:editing-cycles>108</meta:editing-cycles>
    <meta:generator>LibreOffice/7.4.7.2$Linux_X86_64 LibreOffice_project/40$Build-2</meta:generator>
    <meta:document-statistic meta:table-count="0" meta:image-count="0" meta:object-count="0" meta:page-count="11" meta:paragraph-count="228" meta:word-count="2340" meta:character-count="14229" meta:non-whitespace-character-count="12335"/>
  </office:meta>
</office:document-meta>
</file>